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382in"/>
    </style:style>
    <style:style style:name="co2" style:family="table-column">
      <style:table-column-properties fo:break-before="auto" style:column-width="0.6634in"/>
    </style:style>
    <style:style style:name="co3" style:family="table-column">
      <style:table-column-properties fo:break-before="auto" style:column-width="0.8902in"/>
    </style:style>
    <style:style style:name="ro1" style:family="table-row">
      <style:table-row-properties style:row-height="0.7854in" fo:break-before="auto" style:use-optimal-row-height="false"/>
    </style:style>
    <style:style style:name="ro2" style:family="table-row">
      <style:table-row-properties style:row-height="0.1839in" fo:break-before="auto" style:use-optimal-row-height="true"/>
    </style:style>
    <style:style style:name="ro3" style:family="table-row">
      <style:table-row-properties style:row-height="0.1783in" fo:break-before="auto" style:use-optimal-row-height="true"/>
    </style:style>
    <style:style style:name="ro4" style:family="table-row">
      <style:table-row-properties style:row-height="0.5681in" fo:break-before="auto" style:use-optimal-row-height="false"/>
    </style:style>
    <style:style style:name="ro5" style:family="table-row">
      <style:table-row-properties style:row-height="0.4173in" fo:break-before="auto" style:use-optimal-row-height="false"/>
    </style:style>
    <style:style style:name="ro6" style:family="table-row">
      <style:table-row-properties style:row-height="0.1783in" fo:break-before="page" style:use-optimal-row-height="true"/>
    </style:style>
    <style:style style:name="ro7" style:family="table-row">
      <style:table-row-properties style:row-height="0.2783in" fo:break-before="auto" style:use-optimal-row-height="false"/>
    </style:style>
    <style:style style:name="ro8" style:family="table-row">
      <style:table-row-properties style:row-height="0.7189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able-cell-properties fo:border-bottom="none" style:cell-protect="protected" style:print-content="true" style:text-align-source="value-type" style:repeat-content="false" fo:wrap-option="wrap" fo:border-left="0.06pt solid #000000" fo:border-right="none" fo:border-top="none" style:vertical-align="top"/>
      <style:text-properties style:font-name="Arial" fo:font-size="10pt" fo:font-weight="bold" style:font-size-asian="10pt" style:font-weight-asian="bold" style:font-size-complex="10pt" style:font-weight-complex="600" fo:hyphenate="true"/>
    </style:style>
    <style:style style:name="ce2" style:family="table-cell" style:parent-style-name="Default">
      <style:table-cell-properties fo:border-bottom="none" style:cell-protect="protected" style:print-content="true" fo:wrap-option="wrap" fo:border-left="0.06pt solid #000000" fo:border-right="none" fo:border-top="none"/>
      <style:text-properties style:font-name="Arial" fo:font-size="10pt" fo:font-weight="bold" style:font-size-asian="10pt" style:font-weight-asian="bold" style:font-size-complex="10pt" style:font-weight-complex="bold"/>
    </style:style>
    <style:style style:name="ce3" style:family="table-cell" style:parent-style-name="Default">
      <style:table-cell-properties fo:border-bottom="none" style:cell-protect="protected" style:print-content="true" style:text-align-source="fix" style:repeat-content="false" fo:wrap-option="wrap" fo:border-left="0.06pt solid #000000" fo:border-right="none" fo:border-top="none"/>
      <style:paragraph-properties fo:text-align="end" fo:margin-left="0in"/>
      <style:text-properties style:font-name="Arial" fo:font-size="10pt" fo:font-weight="bold" style:font-size-asian="10pt" style:font-weight-asian="bold" style:font-size-complex="10pt" style:font-weight-complex="bold"/>
    </style:style>
    <style:style style:name="ce4" style:family="table-cell" style:parent-style-name="Default">
      <style:table-cell-properties style:cell-protect="protected" style:print-content="true" fo:wrap-option="wrap"/>
      <style:text-properties style:font-name="Arial" fo:font-size="10pt" fo:font-weight="bold" style:font-size-asian="10pt" style:font-weight-asian="bold" style:font-size-complex="10pt" style:font-weight-complex="bold"/>
    </style:style>
    <style:style style:name="ce5" style:family="table-cell" style:parent-style-name="Default">
      <style:table-cell-properties style:cell-protect="protected" style:print-content="true"/>
      <style:text-properties fo:color="#666666" style:font-name="Arial" fo:font-size="10pt" fo:font-style="normal" fo:font-weight="bold" style:font-size-asian="10pt" style:font-style-asian="normal" style:font-weight-asian="bold" style:font-size-complex="10pt" style:font-style-complex="normal" style:font-weight-complex="600"/>
    </style:style>
    <style:style style:name="ce6"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font-name="Arial" fo:font-size="9pt" style:font-size-asian="9pt" style:font-size-complex="9pt"/>
    </style:style>
    <style:style style:name="ce7" style:family="table-cell" style:parent-style-name="Default">
      <style:table-cell-properties style:cell-protect="protected" style:print-content="true" fo:wrap-option="wrap"/>
      <style:text-properties style:font-name="Arial" fo:font-size="10pt" style:font-size-asian="10pt" style:font-size-complex="10pt"/>
    </style:style>
    <style:style style:name="ce8" style:family="table-cell" style:parent-style-name="Default">
      <style:table-cell-properties style:cell-protect="protected" style:print-content="true" fo:wrap-option="wrap"/>
      <style:text-properties fo:color="#666666" style:font-name="Arial" fo:font-size="10pt" fo:font-weight="bold" style:font-size-asian="10pt" style:font-weight-asian="bold" style:font-size-complex="10pt" style:font-weight-complex="bold"/>
    </style:style>
    <style:style style:name="ce9" style:family="table-cell" style:parent-style-name="Default">
      <style:table-cell-properties style:cell-protect="protected" style:print-content="true" fo:wrap-option="wrap" fo:border="0.06pt solid #000000" style:vertical-align="middle"/>
      <style:text-properties style:font-name="Arial" fo:font-size="9pt" style:font-size-asian="9pt" style:font-size-complex="9pt"/>
    </style:style>
    <style:style style:name="ce10" style:family="table-cell" style:parent-style-name="Default">
      <style:table-cell-properties style:cell-protect="protected" style:print-content="true" fo:wrap-option="wrap" fo:border="0.06pt solid #000000" style:vertical-align="middle"/>
      <style:text-properties style:font-name="Arial" fo:font-size="9pt" style:font-name-asian="Droid Sans Fallback" style:font-size-asian="9pt" style:font-name-complex="FreeSans" style:font-size-complex="9pt"/>
    </style:style>
    <style:style style:name="ce11" style:family="table-cell" style:parent-style-name="Default">
      <style:table-cell-properties style:cell-protect="protected" style:print-content="true"/>
      <style:text-properties style:font-name="Arial" fo:font-size="10pt" style:font-size-asian="10pt" style:font-size-complex="10pt"/>
    </style:style>
    <style:style style:name="ce12" style:family="table-cell" style:parent-style-name="Default">
      <style:table-cell-properties style:cell-protect="protected" style:print-content="true" fo:wrap-option="wrap"/>
      <style:text-properties style:font-name="Arial"/>
    </style:style>
    <style:style style:name="ce13" style:family="table-cell" style:parent-style-name="Default">
      <style:table-cell-properties style:cell-protect="protected" style:print-content="true" fo:wrap-option="wrap"/>
      <style:text-properties fo:color="#ff3333" style:font-name="Arial" fo:font-style="normal" fo:font-weight="normal" style:font-style-asian="normal" style:font-weight-asian="normal" style:font-style-complex="normal" style:font-weight-complex="normal"/>
    </style:style>
    <style:style style:name="ce14"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top"/>
      <style:paragraph-properties fo:text-align="center" fo:margin-left="0in"/>
      <style:text-properties style:font-name="Arial" fo:font-size="10pt" fo:font-weight="bold" style:font-size-asian="10pt" style:font-weight-asian="bold" style:font-size-complex="10pt" style:font-weight-complex="bold" fo:hyphenate="true"/>
    </style:style>
    <style:style style:name="ce15"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6"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7"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18"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style:font-size-asian="10pt" style:font-size-complex="10pt"/>
    </style:style>
    <style:style style:name="ce19" style:family="table-cell" style:parent-style-name="Default" style:data-style-name="N1">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20"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style:style>
    <style:style style:name="ce21" style:family="table-cell" style:parent-style-name="Default">
      <style:table-cell-properties fo:border-bottom="none" style:cell-protect="protected" style:print-content="true" style:text-align-source="value-type" style:repeat-content="false" fo:wrap-option="wrap" fo:border-left="0.06pt solid #000000" fo:border-right="0.06pt solid #000000" fo:border-top="none" style:vertical-align="top"/>
      <style:paragraph-properties fo:margin-left="0in"/>
      <style:text-properties style:font-name="Arial" fo:font-size="10pt" fo:font-weight="bold" style:font-size-asian="10pt" style:font-weight-asian="bold" style:font-size-complex="10pt" style:font-weight-complex="bold" fo:hyphenate="true"/>
    </style:style>
    <style:style style:name="ce22" style:family="table-cell" style:parent-style-name="Default">
      <style:table-cell-properties style:text-align-source="fix" style:repeat-content="false"/>
      <style:paragraph-properties fo:text-align="center" fo:margin-left="0in"/>
    </style:style>
    <style:style style:name="ce23"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top"/>
      <style:paragraph-properties fo:text-align="center" fo:margin-left="0in"/>
      <style:text-properties fo:color="#ff3333" style:font-name="Arial" fo:font-size="10pt" fo:font-weight="bold" style:font-size-asian="10pt" style:font-weight-asian="bold" style:font-size-complex="10pt" style:font-weight-complex="600" fo:hyphenate="true"/>
    </style:style>
    <style:style style:name="ce24"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600"/>
    </style:style>
    <style:style style:name="ce25"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bold"/>
    </style:style>
    <style:style style:name="ce26"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bold"/>
    </style:style>
    <style:style style:name="ce27" style:family="table-cell" style:parent-style-name="Default">
      <style:table-cell-properties fo:border-bottom="none" style:cell-protect="protected" style:print-content="true" style:text-align-source="fix" style:repeat-content="false" fo:wrap-option="wrap" fo:border-left="0.26pt double-thin #000000" style:border-line-width-left="0.0071in 0.0016in 0.0071in" fo:border-right="0.26pt double-thin #000000" style:border-line-width-right="0.0071in 0.0016in 0.0071in" fo:border-top="none" style:vertical-align="top"/>
      <style:paragraph-properties fo:text-align="center" fo:margin-left="0in"/>
      <style:text-properties style:font-name="Arial" fo:font-size="10pt" fo:font-weight="bold" style:font-size-asian="10pt" style:font-weight-asian="bold" style:font-size-complex="10pt" style:font-weight-complex="bold" fo:hyphenate="true"/>
    </style:style>
    <style:style style:name="ce28" style:family="table-cell" style:parent-style-name="Default">
      <style:table-cell-properties fo:border-bottom="none" style:cell-protect="protected" style:print-content="true" style:text-align-source="fix" style:repeat-content="false" fo:border-left="0.26pt double-thin #000000" style:border-line-width-left="0.0071in 0.0016in 0.0071in" fo:border-right="0.26pt double-thin #000000" style:border-line-width-right="0.0071in 0.0016in 0.0071in"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29" style:family="table-cell" style:parent-style-name="Default" style:data-style-name="N1">
      <style:table-cell-properties fo:border-bottom="none" style:cell-protect="protected" style:print-content="true" style:text-align-source="fix" style:repeat-content="false" fo:border-left="0.26pt double-thin #000000" style:border-line-width-left="0.0071in 0.0016in 0.0071in" fo:border-right="0.26pt double-thin #000000" style:border-line-width-right="0.0071in 0.0016in 0.0071in"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30" style:family="table-cell" style:parent-style-name="Default">
      <style:table-cell-properties fo:border-bottom="none" style:cell-protect="protected" style:print-content="true" style:text-align-source="fix" style:repeat-content="false" fo:border-left="0.26pt double-thin #000000" style:border-line-width-left="0.0071in 0.0016in 0.0071in" fo:border-right="0.26pt double-thin #000000" style:border-line-width-right="0.0071in 0.0016in 0.0071in" fo:border-top="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31" style:family="table-cell" style:parent-style-name="Default" style:data-style-name="N1">
      <style:table-cell-properties fo:border-bottom="0.06pt solid #000000" style:cell-protect="none" style:print-content="true" style:text-align-source="fix" style:repeat-content="false" fo:border-left="0.26pt double-thin #000000" style:border-line-width-left="0.0071in 0.0016in 0.0071in" fo:border-right="0.26pt double-thin #000000" style:border-line-width-right="0.0071in 0.0016in 0.0071in" fo:border-top="0.06pt solid #000000" style:vertical-align="middle"/>
      <style:paragraph-properties fo:text-align="center" fo:margin-left="0in"/>
      <style:text-properties style:font-name="Arial" fo:font-size="9pt" style:font-size-asian="9pt" style:font-size-complex="9pt"/>
    </style:style>
    <style:style style:name="ce32" style:family="table-cell" style:parent-style-name="Default">
      <style:table-cell-properties fo:border-bottom="none" style:cell-protect="protected" style:print-content="true" style:text-align-source="fix" style:repeat-content="false" fo:border-left="0.26pt double-thin #000000" style:border-line-width-left="0.0071in 0.0016in 0.0071in" fo:border-right="0.26pt double-thin #000000" style:border-line-width-right="0.0071in 0.0016in 0.0071in" fo:border-top="none" style:vertical-align="middle"/>
      <style:paragraph-properties fo:text-align="center" fo:margin-left="0in"/>
      <style:text-properties style:font-name="Arial"/>
    </style:style>
    <style:style style:name="ce33" style:family="table-cell" style:parent-style-name="Default">
      <style:table-cell-properties style:text-align-source="value-type" style:repeat-content="false" fo:wrap-option="wrap" style:vertical-align="top"/>
      <style:text-properties style:font-name="Arial" fo:hyphenate="true"/>
    </style:style>
    <style:style style:name="ce34" style:family="table-cell" style:parent-style-name="Default">
      <style:text-properties style:font-name="Arial"/>
    </style:style>
    <style:style style:name="ce35" style:family="table-cell" style:parent-style-name="Default">
      <style:table-cell-properties style:vertical-align="middle"/>
      <style:text-properties style:font-name="Arial" fo:font-size="9pt" style:font-size-asian="9pt" style:font-size-complex="9pt"/>
    </style:style>
    <style:style style:name="ce36" style:family="table-cell" style:parent-style-name="Default">
      <style:table-cell-properties fo:wrap-option="wrap" style:vertical-align="middle"/>
      <style:text-properties style:font-name="Arial" fo:font-size="9pt" style:font-size-asian="9pt" style:font-size-complex="9pt"/>
    </style:style>
    <style:style style:name="ce37" style:family="table-cell" style:parent-style-name="Default">
      <style:table-cell-properties style:text-align-source="value-type" style:repeat-content="false" fo:wrap-option="wrap" style:vertical-align="top"/>
      <style:text-properties fo:hyphenate="true"/>
    </style:style>
  </office:automatic-styles>
  <office:body>
    <office:spreadsheet>
      <table:table table:name="Sheet1"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ce12"/>
        <table:table-column table:style-name="co2" table:number-columns-repeated="13" table:default-cell-style-name="ce20"/>
        <table:table-column table:style-name="co2" table:number-columns-repeated="7" table:default-cell-style-name="ce32"/>
        <table:table-column table:style-name="co3" table:number-columns-repeated="1001" table:default-cell-style-name="ce34"/>
        <table:table-column table:style-name="co3" table:number-columns-repeated="2" table:default-cell-style-name="Default"/>
        <table:table-row table:style-name="ro1">
          <table:table-cell table:style-name="ce1" office:value-type="string" calcext:value-type="string">
            <text:p>Contributor nickname → </text:p>
          </table:table-cell>
          <table:table-cell table:style-name="ce14" office:value-type="string" calcext:value-type="string">
            <text:p>ArneBab</text:p>
          </table:table-cell>
          <table:table-cell table:style-name="ce14" office:value-type="string" calcext:value-type="string">
            <text:p>bertm</text:p>
          </table:table-cell>
          <table:table-cell table:style-name="ce14" office:value-type="string" calcext:value-type="string">
            <text:p>mrsteve man1</text:p>
          </table:table-cell>
          <table:table-cell table:style-name="ce21" office:value-type="string" calcext:value-type="string">
            <text:p>nextgens</text:p>
          </table:table-cell>
          <table:table-cell table:style-name="ce14" office:value-type="string" calcext:value-type="string">
            <text:p>oper hiem1</text:p>
          </table:table-cell>
          <table:table-cell table:style-name="ce14" office:value-type="string" calcext:value-type="string">
            <text:p>toad_</text:p>
          </table:table-cell>
          <table:table-cell table:style-name="ce14" office:value-type="string" calcext:value-type="string">
            <text:p>xor</text:p>
          </table:table-cell>
          <table:table-cell table:style-name="ce14" office:value-type="string" calcext:value-type="string">
            <text:p>johnie</text:p>
            <text:p>(FMS)</text:p>
          </table:table-cell>
          <table:table-cell table:style-name="ce14" office:value-type="string" calcext:value-type="string">
            <text:p>Libertatem_Pugnator (FMS)</text:p>
          </table:table-cell>
          <table:table-cell table:style-name="ce23" office:value-type="string" calcext:value-type="string">
            <text:p>poets</text:p>
            <text:p>(FMS)</text:p>
          </table:table-cell>
          <table:table-cell table:style-name="ce23" office:value-type="string" calcext:value-type="string">
            <text:p>SelfDestruct</text:p>
            <text:p>(FMS)</text:p>
          </table:table-cell>
          <table:table-cell table:style-name="ce23" office:value-type="string" calcext:value-type="string">
            <text:p>Smartyhall</text:p>
            <text:p>(FMS)</text:p>
          </table:table-cell>
          <table:table-cell table:style-name="ce23" office:value-type="string" calcext:value-type="string">
            <text:p>VV</text:p>
            <text:p>(FMS)</text:p>
          </table:table-cell>
          <table:table-cell table:style-name="ce27" table:number-columns-repeated="7"/>
          <table:table-cell table:style-name="ce33" table:number-columns-repeated="1001"/>
          <table:table-cell table:style-name="ce37"/>
          <table:table-cell/>
        </table:table-row>
        <table:table-row table:style-name="ro2">
          <table:table-cell table:style-name="ce2" office:value-type="string" calcext:value-type="string">
            <text:p>Contributor active since (estimated) →</text:p>
          </table:table-cell>
          <table:table-cell table:style-name="ce15" table:number-columns-repeated="7"/>
          <table:table-cell table:style-name="ce15" office:value-type="string" calcext:value-type="string">
            <text:p>2013-11</text:p>
          </table:table-cell>
          <table:table-cell table:style-name="ce15" office:value-type="string" calcext:value-type="string">
            <text:p>2014-11</text:p>
          </table:table-cell>
          <table:table-cell table:style-name="ce24" office:value-type="string" calcext:value-type="string">
            <text:p>2016-08</text:p>
          </table:table-cell>
          <table:table-cell table:number-columns-repeated="2" table:style-name="ce26" office:value-type="string" calcext:value-type="string">
            <text:p>2016-08</text:p>
          </table:table-cell>
          <table:table-cell table:style-name="ce26" office:value-type="string" calcext:value-type="string">
            <text:p>2016-07</text:p>
          </table:table-cell>
          <table:table-cell table:style-name="ce28" table:number-columns-repeated="7"/>
          <table:table-cell table:number-columns-repeated="1003"/>
        </table:table-row>
        <table:table-row table:style-name="ro3">
          <table:table-cell table:style-name="ce2"/>
          <table:table-cell table:style-name="ce15" table:number-columns-repeated="13"/>
          <table:table-cell table:style-name="ce28" office:value-type="string" calcext:value-type="string">
            <text:p>(A)</text:p>
          </table:table-cell>
          <table:table-cell table:style-name="ce28" office:value-type="string" calcext:value-type="string">
            <text:p>(B)</text:p>
          </table:table-cell>
          <table:table-cell table:style-name="ce28"/>
          <table:table-cell table:style-name="ce28" office:value-type="string" calcext:value-type="string">
            <text:p>(D)</text:p>
          </table:table-cell>
          <table:table-cell table:style-name="ce28" table:number-columns-repeated="3"/>
          <table:table-cell table:number-columns-repeated="1003"/>
        </table:table-row>
        <table:table-header-rows>
          <table:table-row table:style-name="ro2">
            <table:table-cell table:style-name="ce2" office:value-type="string" calcext:value-type="string">
              <text:p>Task category / Task</text:p>
            </table:table-cell>
            <table:table-cell table:number-columns-repeated="13" table:style-name="ce15" office:value-type="string" calcext:value-type="string">
              <text:p>Value</text:p>
            </table:table-cell>
            <table:table-cell table:style-name="ce29" office:value-type="string" calcext:value-type="string">
              <text:p>Mean</text:p>
            </table:table-cell>
            <table:table-cell table:style-name="ce28" office:value-type="string" calcext:value-type="string">
              <text:p>Mean</text:p>
            </table:table-cell>
            <table:table-cell table:style-name="ce28" office:value-type="string" calcext:value-type="string">
              <text:p>(A)</text:p>
            </table:table-cell>
            <table:table-cell table:style-name="ce28" office:value-type="string" calcext:value-type="string">
              <text:p>Median</text:p>
            </table:table-cell>
            <table:table-cell table:style-name="ce28" office:value-type="string" calcext:value-type="string">
              <text:p>(A)</text:p>
            </table:table-cell>
            <table:table-cell table:number-columns-repeated="2" table:style-name="ce28" office:value-type="string" calcext:value-type="string">
              <text:p>Standard</text:p>
            </table:table-cell>
            <table:table-cell table:number-columns-repeated="1003"/>
          </table:table-row>
          <table:table-row table:style-name="ro2">
            <table:table-cell table:style-name="ce3" office:value-type="string" calcext:value-type="string">
              <text:p>Remaining</text:p>
            </table:table-cell>
            <table:table-cell table:style-name="ce16" table:formula="of:=1000-SUM([.B8];[.B9:.B13];[.B16:.B36];[.B39:.B40];[.B41];[.B44:.B49];[.B52:.B63];[.B64:.B69];[.B72:.B78];[.B79:.B84])" office:value-type="float" office:value="0" calcext:value-type="float">
              <text:p>0</text:p>
            </table:table-cell>
            <table:table-cell table:style-name="ce16" table:formula="of:=1000-SUM([.C8];[.C9:.C13];[.C16:.C36];[.C39:.C40];[.C41];[.C44:.C49];[.C52:.C63];[.C64:.C69];[.C72:.C78];[.C79:.C84])" office:value-type="float" office:value="0" calcext:value-type="float">
              <text:p>0</text:p>
            </table:table-cell>
            <table:table-cell table:style-name="ce16" table:formula="of:=1000-SUM([.D8];[.D9:.D13];[.D16:.D36];[.D39:.D40];[.D41];[.D44:.D49];[.D52:.D63];[.D64:.D69];[.D72:.D78];[.D79:.D84])" office:value-type="float" office:value="-0.174999999999955" calcext:value-type="float">
              <text:p>0</text:p>
            </table:table-cell>
            <table:table-cell table:style-name="ce16" table:formula="of:=1000-SUM([.E8];[.E9:.E13];[.E16:.E36];[.E39:.E40];[.E41];[.E44:.E49];[.E52:.E63];[.E64:.E69];[.E72:.E78];[.E79:.E86])" office:value-type="float" office:value="-1" calcext:value-type="float">
              <text:p>-1</text:p>
            </table:table-cell>
            <table:table-cell table:style-name="ce16" table:formula="of:=1000-SUM([.F8];[.F9:.F13];[.F16:.F36];[.F39:.F40];[.F41];[.F44:.F49];[.F52:.F63];[.F64:.F69];[.F72:.F78];[.F79:.F84])" office:value-type="float" office:value="0.174999999999955" calcext:value-type="float">
              <text:p>0</text:p>
            </table:table-cell>
            <table:table-cell table:style-name="ce16" table:formula="of:=1000-SUM([.G8];[.G9:.G13];[.G16:.G36];[.G39:.G40];[.G41];[.G44:.G49];[.G52:.G63];[.G64:.G69];[.G72:.G78];[.G79:.G84])" office:value-type="float" office:value="-1" calcext:value-type="float">
              <text:p>-1</text:p>
            </table:table-cell>
            <table:table-cell table:style-name="ce16" table:formula="of:=1000-SUM([.H8];[.H9:.H13];[.H16:.H36];[.H39:.H40];[.H41];[.H44:.H49];[.H52:.H63];[.H64:.H69];[.H72:.H78];[.H79:.H84])" office:value-type="float" office:value="0.149999999999977" calcext:value-type="float">
              <text:p>0</text:p>
            </table:table-cell>
            <table:table-cell table:style-name="ce16" table:formula="of:=1000-SUM([.I8];[.I9:.I13];[.I16:.I36];[.I39:.I40];[.I41];[.I44:.I49];[.I52:.I63];[.I64:.I69];[.I72:.I78];[.I79:.I84])" office:value-type="float" office:value="0" calcext:value-type="float">
              <text:p>0</text:p>
            </table:table-cell>
            <table:table-cell table:style-name="ce16" table:formula="of:=1000-SUM([.J8];[.J9:.J13];[.J16:.J36];[.J39:.J40];[.J41];[.J44:.J49];[.J52:.J63];[.J64:.J69];[.J72:.J78];[.J79:.J84])" office:value-type="float" office:value="0" calcext:value-type="float">
              <text:p>0</text:p>
            </table:table-cell>
            <table:table-cell table:style-name="ce25" table:formula="of:=1000-SUM([.K8];[.K9:.K13];[.K16:.K36];[.K39:.K40];[.K41];[.K44:.K49];[.K52:.K63];[.K64:.K69];[.K72:.K78];[.K79:.K84])" office:value-type="float" office:value="-1004" calcext:value-type="float">
              <text:p>-1004</text:p>
            </table:table-cell>
            <table:table-cell table:style-name="ce16" table:formula="of:=1000-SUM([.L8];[.L9:.L13];[.L16:.L36];[.L39:.L40];[.L41];[.L44:.L49];[.L52:.L63];[.L64:.L69];[.L72:.L78];[.L79:.L84])" office:value-type="float" office:value="0" calcext:value-type="float">
              <text:p>0</text:p>
            </table:table-cell>
            <table:table-cell table:style-name="ce16" table:formula="of:=1000-SUM([.M8];[.M9:.M13];[.M16:.M36];[.M39:.M40];[.M41];[.M44:.M49];[.M52:.M63];[.M64:.M69];[.M72:.M78];[.M79:.M84])" office:value-type="float" office:value="0" calcext:value-type="float">
              <text:p>0</text:p>
            </table:table-cell>
            <table:table-cell table:style-name="ce16" table:formula="of:=1000-SUM([.N8];[.N9:.N13];[.N16:.N36];[.N39:.N40];[.N41];[.N44:.N49];[.N52:.N63];[.N64:.N69];[.N72:.N78];[.N79:.N84])" office:value-type="float" office:value="-3" calcext:value-type="float">
              <text:p>-3</text:p>
            </table:table-cell>
            <table:table-cell table:style-name="ce29"/>
            <table:table-cell table:style-name="ce29" office:value-type="string" calcext:value-type="string">
              <text:p>without</text:p>
            </table:table-cell>
            <table:table-cell table:style-name="ce29" office:value-type="string" calcext:value-type="string">
              <text:p>minus</text:p>
            </table:table-cell>
            <table:table-cell table:style-name="ce29" office:value-type="string" calcext:value-type="string">
              <text:p>without</text:p>
            </table:table-cell>
            <table:table-cell table:style-name="ce29" office:value-type="string" calcext:value-type="string">
              <text:p>minus</text:p>
            </table:table-cell>
            <table:table-cell table:number-columns-repeated="2" table:style-name="ce29" office:value-type="string" calcext:value-type="string">
              <text:p>deviation</text:p>
            </table:table-cell>
            <table:table-cell table:number-columns-repeated="1003"/>
          </table:table-row>
        </table:table-header-rows>
        <table:table-row table:style-name="ro3">
          <table:table-cell table:style-name="ce4" table:number-columns-spanned="2" table:number-rows-spanned="1"/>
          <table:covered-table-cell table:style-name="ce17"/>
          <table:table-cell table:style-name="ce17" table:number-columns-repeated="12"/>
          <table:table-cell table:style-name="ce30"/>
          <table:table-cell table:style-name="ce30" office:value-type="string" calcext:value-type="string">
            <text:p>red</text:p>
          </table:table-cell>
          <table:table-cell table:style-name="ce30" office:value-type="string" calcext:value-type="string">
            <text:p>(B)</text:p>
          </table:table-cell>
          <table:table-cell table:style-name="ce30" office:value-type="string" calcext:value-type="string">
            <text:p>red</text:p>
          </table:table-cell>
          <table:table-cell table:style-name="ce30" office:value-type="string" calcext:value-type="string">
            <text:p>(D)</text:p>
          </table:table-cell>
          <table:table-cell table:style-name="ce30"/>
          <table:table-cell table:style-name="ce30" office:value-type="string" calcext:value-type="string">
            <text:p>without</text:p>
          </table:table-cell>
          <table:table-cell table:number-columns-repeated="1003"/>
        </table:table-row>
        <table:table-row table:style-name="ro3">
          <table:table-cell table:style-name="ce5" office:value-type="string" calcext:value-type="string" table:number-columns-spanned="2" table:number-rows-spanned="1">
            <text:p>Speed - Improve performance of Freenet or Freenet applications</text:p>
          </table:table-cell>
          <table:covered-table-cell table:style-name="ce18"/>
          <table:table-cell table:style-name="ce18" table:number-columns-repeated="12"/>
          <table:table-cell table:style-name="ce30"/>
          <table:table-cell table:style-name="ce30" office:value-type="string" calcext:value-type="string">
            <text:p>users</text:p>
          </table:table-cell>
          <table:table-cell table:style-name="ce30"/>
          <table:table-cell table:style-name="ce30" office:value-type="string" calcext:value-type="string">
            <text:p>users</text:p>
          </table:table-cell>
          <table:table-cell table:style-name="ce30" table:number-columns-repeated="2"/>
          <table:table-cell table:style-name="ce30" office:value-type="string" calcext:value-type="string">
            <text:p>red</text:p>
          </table:table-cell>
          <table:table-cell table:number-columns-repeated="1003"/>
        </table:table-row>
        <table:table-row table:style-name="ro4">
          <table:table-cell table:style-name="ce6"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19" office:value-type="float" office:value="60" calcext:value-type="float">
            <text:p>60</text:p>
          </table:table-cell>
          <table:table-cell table:style-name="ce19" office:value-type="float" office:value="75" calcext:value-type="float">
            <text:p>75</text:p>
          </table:table-cell>
          <table:table-cell table:style-name="ce19" office:value-type="float" office:value="60" calcext:value-type="float">
            <text:p>60</text:p>
          </table:table-cell>
          <table:table-cell table:style-name="ce19" office:value-type="float" office:value="0" calcext:value-type="float">
            <text:p>0</text:p>
          </table:table-cell>
          <table:table-cell table:number-columns-repeated="2" table:style-name="ce19" office:value-type="float" office:value="20" calcext:value-type="float">
            <text:p>20</text:p>
          </table:table-cell>
          <table:table-cell table:style-name="ce19" office:value-type="float" office:value="200" calcext:value-type="float">
            <text:p>200</text:p>
          </table:table-cell>
          <table:table-cell table:style-name="ce19" office:value-type="float" office:value="27" calcext:value-type="float">
            <text:p>27</text:p>
          </table:table-cell>
          <table:table-cell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0" calcext:value-type="float">
            <text:p>0</text:p>
          </table:table-cell>
          <table:table-cell table:style-name="ce19" office:value-type="float" office:value="200" calcext:value-type="float">
            <text:p>200</text:p>
          </table:table-cell>
          <table:table-cell table:style-name="ce19" office:value-type="float" office:value="15" calcext:value-type="float">
            <text:p>15</text:p>
          </table:table-cell>
          <table:table-cell table:style-name="ce31" table:formula="of:=AVERAGE([.B8:.N8])" office:value-type="float" office:value="54" calcext:value-type="float">
            <text:p>54</text:p>
          </table:table-cell>
          <table:table-cell table:style-name="ce31" table:formula="of:=AVERAGE([.B8:.J8])" office:value-type="float" office:value="51.3333333333333" calcext:value-type="float">
            <text:p>51</text:p>
          </table:table-cell>
          <table:table-cell table:style-name="ce31" table:formula="of:=[.O8]-[.P8]" office:value-type="float" office:value="2.66666666666666" calcext:value-type="float">
            <text:p>3</text:p>
          </table:table-cell>
          <table:table-cell table:style-name="ce31" table:formula="of:=MEDIAN([.B8:.J8])" office:value-type="float" office:value="27" calcext:value-type="float">
            <text:p>27</text:p>
          </table:table-cell>
          <table:table-cell table:style-name="ce31" table:formula="of:=[.O8]-[.R8]" office:value-type="float" office:value="27" calcext:value-type="float">
            <text:p>27</text:p>
          </table:table-cell>
          <table:table-cell table:style-name="ce31" table:formula="of:=STDEV([.B8:.N8])" office:value-type="float" office:value="69.0989628479811" calcext:value-type="float">
            <text:p>69</text:p>
          </table:table-cell>
          <table:table-cell table:style-name="ce31" table:formula="of:=STDEV([.B8:.J8])" office:value-type="float" office:value="61.8849739435996" calcext:value-type="float">
            <text:p>62</text:p>
          </table:table-cell>
          <table:table-cell table:style-name="ce35" table:number-columns-repeated="1001"/>
          <table:table-cell table:number-columns-repeated="2"/>
        </table:table-row>
        <table:table-row table:style-name="ro4">
          <table:table-cell table:style-name="ce6"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20" calcext:value-type="float">
            <text:p>20</text:p>
          </table:table-cell>
          <table:table-cell table:style-name="ce19" office:value-type="float" office:value="100" calcext:value-type="float">
            <text:p>10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31" table:formula="of:=AVERAGE([.B9:.N9])" office:value-type="float" office:value="21.9942307692308" calcext:value-type="float">
            <text:p>22</text:p>
          </table:table-cell>
          <table:table-cell table:style-name="ce31" table:formula="of:=AVERAGE([.B9:.J9])" office:value-type="float" office:value="22.325" calcext:value-type="float">
            <text:p>22</text:p>
          </table:table-cell>
          <table:table-cell table:style-name="ce31" table:formula="of:=[.O9]-[.P9]" office:value-type="float" office:value="-0.330769230769231" calcext:value-type="float">
            <text:p>0</text:p>
          </table:table-cell>
          <table:table-cell table:style-name="ce31" table:formula="of:=MEDIAN([.B9:.J9])" office:value-type="float" office:value="15" calcext:value-type="float">
            <text:p>15</text:p>
          </table:table-cell>
          <table:table-cell table:style-name="ce31" table:formula="of:=[.O9]-[.R9]" office:value-type="float" office:value="6.99423076923077" calcext:value-type="float">
            <text:p>7</text:p>
          </table:table-cell>
          <table:table-cell table:style-name="ce31" table:formula="of:=STDEV([.B9:.N9])" office:value-type="float" office:value="27.0571235110517" calcext:value-type="float">
            <text:p>27</text:p>
          </table:table-cell>
          <table:table-cell table:style-name="ce31" table:formula="of:=STDEV([.B9:.J9])" office:value-type="float" office:value="30.5432173321672" calcext:value-type="float">
            <text:p>31</text:p>
          </table:table-cell>
          <table:table-cell table:style-name="ce35" table:number-columns-repeated="1001"/>
          <table:table-cell table:number-columns-repeated="2"/>
        </table:table-row>
        <table:table-row table:style-name="ro4">
          <table:table-cell table:style-name="ce6"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100" calcext:value-type="float">
            <text:p>10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31" table:formula="of:=AVERAGE([.B10:.N10])" office:value-type="float" office:value="19.45" calcext:value-type="float">
            <text:p>19</text:p>
          </table:table-cell>
          <table:table-cell table:style-name="ce31" table:formula="of:=AVERAGE([.B10:.J10])" office:value-type="float" office:value="19.2055555555556" calcext:value-type="float">
            <text:p>19</text:p>
          </table:table-cell>
          <table:table-cell table:style-name="ce31" table:formula="of:=[.O10]-[.P10]" office:value-type="float" office:value="0.244444444444444" calcext:value-type="float">
            <text:p>0</text:p>
          </table:table-cell>
          <table:table-cell table:style-name="ce31" table:formula="of:=MEDIAN([.B10:.J10])" office:value-type="float" office:value="13" calcext:value-type="float">
            <text:p>13</text:p>
          </table:table-cell>
          <table:table-cell table:style-name="ce31" table:formula="of:=[.O10]-[.R10]" office:value-type="float" office:value="6.45" calcext:value-type="float">
            <text:p>6</text:p>
          </table:table-cell>
          <table:table-cell table:style-name="ce31" table:formula="of:=STDEV([.B10:.N10])" office:value-type="float" office:value="27.3809221143725" calcext:value-type="float">
            <text:p>27</text:p>
          </table:table-cell>
          <table:table-cell table:style-name="ce31" table:formula="of:=STDEV([.B10:.J10])" office:value-type="float" office:value="30.9128431485649" calcext:value-type="float">
            <text:p>31</text:p>
          </table:table-cell>
          <table:table-cell table:style-name="ce35" table:number-columns-repeated="1001"/>
          <table:table-cell table:number-columns-repeated="2"/>
        </table:table-row>
        <table:table-row table:style-name="ro4">
          <table:table-cell table:style-name="ce6"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19" office:value-type="float" office:value="30" calcext:value-type="float">
            <text:p>30</text:p>
          </table:table-cell>
          <table:table-cell table:style-name="ce19" office:value-type="float" office:value="35" calcext:value-type="float">
            <text:p>35</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0" calcext:value-type="float">
            <text:p>20</text:p>
          </table:table-cell>
          <table:table-cell table:style-name="ce19" office:value-type="float" office:value="100" calcext:value-type="float">
            <text:p>10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31" table:formula="of:=AVERAGE([.B11:.N11])" office:value-type="float" office:value="20.6038461538462" calcext:value-type="float">
            <text:p>21</text:p>
          </table:table-cell>
          <table:table-cell table:style-name="ce31" table:formula="of:=AVERAGE([.B11:.J11])" office:value-type="float" office:value="25.3166666666667" calcext:value-type="float">
            <text:p>25</text:p>
          </table:table-cell>
          <table:table-cell table:style-name="ce31" table:formula="of:=[.O11]-[.P11]" office:value-type="float" office:value="-4.71282051282051" calcext:value-type="float">
            <text:p>-5</text:p>
          </table:table-cell>
          <table:table-cell table:style-name="ce31" table:formula="of:=MEDIAN([.B11:.J11])" office:value-type="float" office:value="14.925" calcext:value-type="float">
            <text:p>15</text:p>
          </table:table-cell>
          <table:table-cell table:style-name="ce31" table:formula="of:=[.O11]-[.R11]" office:value-type="float" office:value="5.67884615384616" calcext:value-type="float">
            <text:p>6</text:p>
          </table:table-cell>
          <table:table-cell table:style-name="ce31" table:formula="of:=STDEV([.B11:.N11])" office:value-type="float" office:value="26.0940144121411" calcext:value-type="float">
            <text:p>26</text:p>
          </table:table-cell>
          <table:table-cell table:style-name="ce31" table:formula="of:=STDEV([.B11:.J11])" office:value-type="float" office:value="30.3543834355106" calcext:value-type="float">
            <text:p>30</text:p>
          </table:table-cell>
          <table:table-cell table:style-name="ce35" table:number-columns-repeated="1001"/>
          <table:table-cell table:number-columns-repeated="2"/>
        </table:table-row>
        <table:table-row table:style-name="ro5">
          <table:table-cell table:style-name="ce6"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31" table:formula="of:=AVERAGE([.B12:.N12])" office:value-type="float" office:value="18.2961538461538" calcext:value-type="float">
            <text:p>18</text:p>
          </table:table-cell>
          <table:table-cell table:style-name="ce31" table:formula="of:=AVERAGE([.B12:.J12])" office:value-type="float" office:value="22.5388888888889" calcext:value-type="float">
            <text:p>23</text:p>
          </table:table-cell>
          <table:table-cell table:style-name="ce31" table:formula="of:=[.O12]-[.P12]" office:value-type="float" office:value="-4.24273504273504" calcext:value-type="float">
            <text:p>-4</text:p>
          </table:table-cell>
          <table:table-cell table:style-name="ce31" table:formula="of:=MEDIAN([.B12:.J12])" office:value-type="float" office:value="14.925" calcext:value-type="float">
            <text:p>15</text:p>
          </table:table-cell>
          <table:table-cell table:style-name="ce31" table:formula="of:=[.O12]-[.R12]" office:value-type="float" office:value="3.37115384615385" calcext:value-type="float">
            <text:p>3</text:p>
          </table:table-cell>
          <table:table-cell table:style-name="ce31" table:formula="of:=STDEV([.B12:.N12])" office:value-type="float" office:value="25.9611425302193" calcext:value-type="float">
            <text:p>26</text:p>
          </table:table-cell>
          <table:table-cell table:style-name="ce31" table:formula="of:=STDEV([.B12:.J12])" office:value-type="float" office:value="30.3983914847663" calcext:value-type="float">
            <text:p>30</text:p>
          </table:table-cell>
          <table:table-cell table:style-name="ce35" table:number-columns-repeated="1001"/>
          <table:table-cell table:number-columns-repeated="2"/>
        </table:table-row>
        <table:table-row table:style-name="ro5">
          <table:table-cell table:style-name="ce6" office:value-type="string" calcext:value-type="string">
            <text:p>Fred: does it provide sufficient benefits to re-add native acceleration for FEC, or crypto? Especially JVMs without gmp acceleration - Oracle on Windows.</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20" calcext:value-type="float">
            <text:p>20</text:p>
          </table:table-cell>
          <table:table-cell table:number-columns-repeated="2"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31" table:formula="of:=AVERAGE([.B13:.N13])" office:value-type="float" office:value="13.6865384615385" calcext:value-type="float">
            <text:p>14</text:p>
          </table:table-cell>
          <table:table-cell table:style-name="ce31" table:formula="of:=AVERAGE([.B13:.J13])" office:value-type="float" office:value="10.8805555555556" calcext:value-type="float">
            <text:p>11</text:p>
          </table:table-cell>
          <table:table-cell table:style-name="ce31" table:formula="of:=[.O13]-[.P13]" office:value-type="float" office:value="2.80598290598291" calcext:value-type="float">
            <text:p>3</text:p>
          </table:table-cell>
          <table:table-cell table:style-name="ce31" table:formula="of:=MEDIAN([.B13:.J13])" office:value-type="float" office:value="0" calcext:value-type="float">
            <text:p>0</text:p>
          </table:table-cell>
          <table:table-cell table:style-name="ce31" table:formula="of:=[.O13]-[.R13]" office:value-type="float" office:value="13.6865384615385" calcext:value-type="float">
            <text:p>14</text:p>
          </table:table-cell>
          <table:table-cell table:style-name="ce31" table:formula="of:=STDEV([.B13:.N13])" office:value-type="float" office:value="17.8105265438513" calcext:value-type="float">
            <text:p>18</text:p>
          </table:table-cell>
          <table:table-cell table:style-name="ce31" table:formula="of:=STDEV([.B13:.J13])" office:value-type="float" office:value="16.6818659860873" calcext:value-type="float">
            <text:p>17</text:p>
          </table:table-cell>
          <table:table-cell table:style-name="ce35" table:number-columns-repeated="1001"/>
          <table:table-cell table:number-columns-repeated="2"/>
        </table:table-row>
        <table:table-row table:style-name="ro6">
          <table:table-cell table:style-name="ce7" table:number-columns-spanned="2" table:number-rows-spanned="1"/>
          <table:covered-table-cell/>
          <table:table-cell table:number-columns-repeated="12"/>
          <table:table-cell table:style-name="ce31" table:number-columns-repeated="7"/>
          <table:table-cell table:number-columns-repeated="1003"/>
        </table:table-row>
        <table:table-row table:style-name="ro2">
          <table:table-cell table:style-name="ce8" office:value-type="string" calcext:value-type="string" table:number-columns-spanned="2" table:number-rows-spanned="1">
            <text:p>User Experience - make things easier and more enjoyable to use</text:p>
          </table:table-cell>
          <table:covered-table-cell/>
          <table:table-cell table:number-columns-repeated="12"/>
          <table:table-cell table:style-name="ce31" table:number-columns-repeated="7"/>
          <table:table-cell table:number-columns-repeated="1003"/>
        </table:table-row>
        <table:table-row table:style-name="ro4">
          <table:table-cell table:style-name="ce6"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19" office:value-type="float" office:value="40" calcext:value-type="float">
            <text:p>40</text:p>
          </table:table-cell>
          <table:table-cell table:style-name="ce19" office:value-type="float" office:value="60" calcext:value-type="float">
            <text:p>60</text:p>
          </table:table-cell>
          <table:table-cell table:style-name="ce19" office:value-type="float" office:value="20" calcext:value-type="float">
            <text:p>20</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19" office:value-type="float" office:value="30" calcext:value-type="float">
            <text:p>30</text:p>
          </table:table-cell>
          <table:table-cell table:style-name="ce19" office:value-type="float" office:value="5" calcext:value-type="float">
            <text:p>5</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31" table:formula="of:=AVERAGE([.B16:.N16])" office:value-type="float" office:value="21.7634615384615" calcext:value-type="float">
            <text:p>22</text:p>
          </table:table-cell>
          <table:table-cell table:style-name="ce31" table:formula="of:=AVERAGE([.B16:.J16])" office:value-type="float" office:value="25.8805555555556" calcext:value-type="float">
            <text:p>26</text:p>
          </table:table-cell>
          <table:table-cell table:style-name="ce31" table:formula="of:=[.O16]-[.P16]" office:value-type="float" office:value="-4.11709401709402" calcext:value-type="float">
            <text:p>-4</text:p>
          </table:table-cell>
          <table:table-cell table:style-name="ce31" table:formula="of:=MEDIAN([.B16:.J16])" office:value-type="float" office:value="20" calcext:value-type="float">
            <text:p>20</text:p>
          </table:table-cell>
          <table:table-cell table:style-name="ce31" table:formula="of:=[.O16]-[.R16]" office:value-type="float" office:value="1.76346153846154" calcext:value-type="float">
            <text:p>2</text:p>
          </table:table-cell>
          <table:table-cell table:style-name="ce31" table:formula="of:=STDEV([.B16:.N16])" office:value-type="float" office:value="18.5052431066414" calcext:value-type="float">
            <text:p>19</text:p>
          </table:table-cell>
          <table:table-cell table:style-name="ce31" table:formula="of:=STDEV([.B16:.J16])" office:value-type="float" office:value="20.5807167702628" calcext:value-type="float">
            <text:p>21</text:p>
          </table:table-cell>
          <table:table-cell table:style-name="ce35" table:number-columns-repeated="1001"/>
          <table:table-cell table:number-columns-repeated="2"/>
        </table:table-row>
        <table:table-row table:style-name="ro4">
          <table:table-cell table:style-name="ce6"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19" office:value-type="float" office:value="60" calcext:value-type="float">
            <text:p>60</text:p>
          </table:table-cell>
          <table:table-cell table:number-columns-repeated="2"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45" calcext:value-type="float">
            <text:p>45</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4" calcext:value-type="float">
            <text:p>4</text:p>
          </table:table-cell>
          <table:table-cell table:style-name="ce19" office:value-type="float" office:value="45" calcext:value-type="float">
            <text:p>45</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31" table:formula="of:=AVERAGE([.B17:.N17])" office:value-type="float" office:value="20.3076923076923" calcext:value-type="float">
            <text:p>20</text:p>
          </table:table-cell>
          <table:table-cell table:style-name="ce31" table:formula="of:=AVERAGE([.B17:.J17])" office:value-type="float" office:value="26" calcext:value-type="float">
            <text:p>26</text:p>
          </table:table-cell>
          <table:table-cell table:style-name="ce31" table:formula="of:=[.O17]-[.P17]" office:value-type="float" office:value="-5.69230769230769" calcext:value-type="float">
            <text:p>-6</text:p>
          </table:table-cell>
          <table:table-cell table:style-name="ce31" table:formula="of:=MEDIAN([.B17:.J17])" office:value-type="float" office:value="30" calcext:value-type="float">
            <text:p>30</text:p>
          </table:table-cell>
          <table:table-cell table:style-name="ce31" table:formula="of:=[.O17]-[.R17]" office:value-type="float" office:value="-9.69230769230769" calcext:value-type="float">
            <text:p>-10</text:p>
          </table:table-cell>
          <table:table-cell table:style-name="ce31" table:formula="of:=STDEV([.B17:.N17])" office:value-type="float" office:value="22.6472390347573" calcext:value-type="float">
            <text:p>23</text:p>
          </table:table-cell>
          <table:table-cell table:style-name="ce31" table:formula="of:=STDEV([.B17:.J17])" office:value-type="float" office:value="24.9549594269356" calcext:value-type="float">
            <text:p>25</text:p>
          </table:table-cell>
          <table:table-cell table:style-name="ce35" table:number-columns-repeated="1001"/>
          <table:table-cell table:number-columns-repeated="2"/>
        </table:table-row>
        <table:table-row table:style-name="ro4">
          <table:table-cell table:style-name="ce6"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19" office:value-type="float" office:value="5" calcext:value-type="float">
            <text:p>5</text:p>
          </table:table-cell>
          <table:table-cell table:style-name="ce19" office:value-type="float" office:value="30" calcext:value-type="float">
            <text:p>30</text:p>
          </table:table-cell>
          <table:table-cell table:number-columns-repeated="2"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19" office:value-type="float" office:value="4" calcext:value-type="float">
            <text:p>4</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31" table:formula="of:=AVERAGE([.B18:.N18])" office:value-type="float" office:value="11.0769230769231" calcext:value-type="float">
            <text:p>11</text:p>
          </table:table-cell>
          <table:table-cell table:style-name="ce31" table:formula="of:=AVERAGE([.B18:.J18])" office:value-type="float" office:value="7.11111111111111" calcext:value-type="float">
            <text:p>7</text:p>
          </table:table-cell>
          <table:table-cell table:style-name="ce31" table:formula="of:=[.O18]-[.P18]" office:value-type="float" office:value="3.96581196581197" calcext:value-type="float">
            <text:p>4</text:p>
          </table:table-cell>
          <table:table-cell table:style-name="ce31" table:formula="of:=MEDIAN([.B18:.J18])" office:value-type="float" office:value="5" calcext:value-type="float">
            <text:p>5</text:p>
          </table:table-cell>
          <table:table-cell table:style-name="ce31" table:formula="of:=[.O18]-[.R18]" office:value-type="float" office:value="6.07692307692308" calcext:value-type="float">
            <text:p>6</text:p>
          </table:table-cell>
          <table:table-cell table:style-name="ce31" table:formula="of:=STDEV([.B18:.N18])" office:value-type="float" office:value="14.6370621964788" calcext:value-type="float">
            <text:p>15</text:p>
          </table:table-cell>
          <table:table-cell table:style-name="ce31" table:formula="of:=STDEV([.B18:.J18])" office:value-type="float" office:value="9.7524925588852" calcext:value-type="float">
            <text:p>10</text:p>
          </table:table-cell>
          <table:table-cell table:style-name="ce35" table:number-columns-repeated="1001"/>
          <table:table-cell table:number-columns-repeated="2"/>
        </table:table-row>
        <table:table-row table:style-name="ro4">
          <table:table-cell table:style-name="ce6"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19" office:value-type="float" office:value="5" calcext:value-type="float">
            <text:p>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number-columns-repeated="2" table:style-name="ce19" office:value-type="float" office:value="15" calcext:value-type="float">
            <text:p>15</text:p>
          </table:table-cell>
          <table:table-cell table:style-name="ce31" table:formula="of:=AVERAGE([.B19:.N19])" office:value-type="float" office:value="20.8461538461538" calcext:value-type="float">
            <text:p>21</text:p>
          </table:table-cell>
          <table:table-cell table:style-name="ce31" table:formula="of:=AVERAGE([.B19:.J19])" office:value-type="float" office:value="19.5555555555556" calcext:value-type="float">
            <text:p>20</text:p>
          </table:table-cell>
          <table:table-cell table:style-name="ce31" table:formula="of:=[.O19]-[.P19]" office:value-type="float" office:value="1.29059829059829" calcext:value-type="float">
            <text:p>1</text:p>
          </table:table-cell>
          <table:table-cell table:style-name="ce31" table:formula="of:=MEDIAN([.B19:.J19])" office:value-type="float" office:value="15" calcext:value-type="float">
            <text:p>15</text:p>
          </table:table-cell>
          <table:table-cell table:style-name="ce31" table:formula="of:=[.O19]-[.R19]" office:value-type="float" office:value="5.84615384615385" calcext:value-type="float">
            <text:p>6</text:p>
          </table:table-cell>
          <table:table-cell table:style-name="ce31" table:formula="of:=STDEV([.B19:.N19])" office:value-type="float" office:value="15.3885571873289" calcext:value-type="float">
            <text:p>15</text:p>
          </table:table-cell>
          <table:table-cell table:style-name="ce31" table:formula="of:=STDEV([.B19:.J19])" office:value-type="float" office:value="15.3061352985585" calcext:value-type="float">
            <text:p>15</text:p>
          </table:table-cell>
          <table:table-cell table:style-name="ce35" table:number-columns-repeated="1001"/>
          <table:table-cell table:number-columns-repeated="2"/>
        </table:table-row>
        <table:table-row table:style-name="ro4">
          <table:table-cell table:style-name="ce6"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20:.N20])" office:value-type="float" office:value="13.1538461538462" calcext:value-type="float">
            <text:p>13</text:p>
          </table:table-cell>
          <table:table-cell table:style-name="ce31" table:formula="of:=AVERAGE([.B20:.J20])" office:value-type="float" office:value="14" calcext:value-type="float">
            <text:p>14</text:p>
          </table:table-cell>
          <table:table-cell table:style-name="ce31" table:formula="of:=[.O20]-[.P20]" office:value-type="float" office:value="-0.846153846153847" calcext:value-type="float">
            <text:p>-1</text:p>
          </table:table-cell>
          <table:table-cell table:style-name="ce31" table:formula="of:=MEDIAN([.B20:.J20])" office:value-type="float" office:value="15" calcext:value-type="float">
            <text:p>15</text:p>
          </table:table-cell>
          <table:table-cell table:style-name="ce31" table:formula="of:=[.O20]-[.R20]" office:value-type="float" office:value="-1.84615384615385" calcext:value-type="float">
            <text:p>-2</text:p>
          </table:table-cell>
          <table:table-cell table:style-name="ce31" table:formula="of:=STDEV([.B20:.N20])" office:value-type="float" office:value="11.3346530151725" calcext:value-type="float">
            <text:p>11</text:p>
          </table:table-cell>
          <table:table-cell table:style-name="ce31" table:formula="of:=STDEV([.B20:.J20])" office:value-type="float" office:value="13" calcext:value-type="float">
            <text:p>13</text:p>
          </table:table-cell>
          <table:table-cell table:style-name="ce35" table:number-columns-repeated="1001"/>
          <table:table-cell table:number-columns-repeated="2"/>
        </table:table-row>
        <table:table-row table:style-name="ro5">
          <table:table-cell table:style-name="ce6"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31" table:formula="of:=AVERAGE([.B21:.N21])" office:value-type="float" office:value="16.7692307692308" calcext:value-type="float">
            <text:p>17</text:p>
          </table:table-cell>
          <table:table-cell table:style-name="ce31" table:formula="of:=AVERAGE([.B21:.J21])" office:value-type="float" office:value="20.8888888888889" calcext:value-type="float">
            <text:p>21</text:p>
          </table:table-cell>
          <table:table-cell table:style-name="ce31" table:formula="of:=[.O21]-[.P21]" office:value-type="float" office:value="-4.11965811965812" calcext:value-type="float">
            <text:p>-4</text:p>
          </table:table-cell>
          <table:table-cell table:style-name="ce31" table:formula="of:=MEDIAN([.B21:.J21])" office:value-type="float" office:value="15" calcext:value-type="float">
            <text:p>15</text:p>
          </table:table-cell>
          <table:table-cell table:style-name="ce31" table:formula="of:=[.O21]-[.R21]" office:value-type="float" office:value="1.76923076923077" calcext:value-type="float">
            <text:p>2</text:p>
          </table:table-cell>
          <table:table-cell table:style-name="ce31" table:formula="of:=STDEV([.B21:.N21])" office:value-type="float" office:value="17.171458131416" calcext:value-type="float">
            <text:p>17</text:p>
          </table:table-cell>
          <table:table-cell table:style-name="ce31" table:formula="of:=STDEV([.B21:.J21])" office:value-type="float" office:value="18.7646239267168" calcext:value-type="float">
            <text:p>19</text:p>
          </table:table-cell>
          <table:table-cell table:style-name="ce35" table:number-columns-repeated="1001"/>
          <table:table-cell table:number-columns-repeated="2"/>
        </table:table-row>
        <table:table-row table:style-name="ro4">
          <table:table-cell table:style-name="ce6"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number-columns-repeated="3"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31" table:formula="of:=AVERAGE([.B22:.N22])" office:value-type="float" office:value="20.0711538461538" calcext:value-type="float">
            <text:p>20</text:p>
          </table:table-cell>
          <table:table-cell table:style-name="ce31" table:formula="of:=AVERAGE([.B22:.J22])" office:value-type="float" office:value="23.4361111111111" calcext:value-type="float">
            <text:p>23</text:p>
          </table:table-cell>
          <table:table-cell table:style-name="ce31" table:formula="of:=[.O22]-[.P22]" office:value-type="float" office:value="-3.36495726495727" calcext:value-type="float">
            <text:p>-3</text:p>
          </table:table-cell>
          <table:table-cell table:style-name="ce31" table:formula="of:=MEDIAN([.B22:.J22])" office:value-type="float" office:value="26" calcext:value-type="float">
            <text:p>26</text:p>
          </table:table-cell>
          <table:table-cell table:style-name="ce31" table:formula="of:=[.O22]-[.R22]" office:value-type="float" office:value="-5.92884615384615" calcext:value-type="float">
            <text:p>-6</text:p>
          </table:table-cell>
          <table:table-cell table:style-name="ce31" table:formula="of:=STDEV([.B22:.N22])" office:value-type="float" office:value="11.943233117866" calcext:value-type="float">
            <text:p>12</text:p>
          </table:table-cell>
          <table:table-cell table:style-name="ce31" table:formula="of:=STDEV([.B22:.J22])" office:value-type="float" office:value="12.0181835612172" calcext:value-type="float">
            <text:p>12</text:p>
          </table:table-cell>
          <table:table-cell table:style-name="ce35" table:number-columns-repeated="1001"/>
          <table:table-cell table:number-columns-repeated="2"/>
        </table:table-row>
        <table:table-row table:style-name="ro7">
          <table:table-cell table:style-name="ce6" office:value-type="string" calcext:value-type="string">
            <text:p>Maybe FLIRCP can add darknet N2NTMs as a backend?</text:p>
          </table:table-cell>
          <table:table-cell table:number-columns-repeated="4" table:style-name="ce19" office:value-type="float" office:value="0" calcext:value-type="float">
            <text:p>0</text:p>
          </table:table-cell>
          <table:table-cell table:style-name="ce19" office:value-type="float" office:value="30" calcext:value-type="float">
            <text:p>30</text:p>
          </table:table-cell>
          <table:table-cell table:number-columns-repeated="2"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31" table:formula="of:=AVERAGE([.B23:.N23])" office:value-type="float" office:value="5.61538461538462" calcext:value-type="float">
            <text:p>6</text:p>
          </table:table-cell>
          <table:table-cell table:style-name="ce31" table:formula="of:=AVERAGE([.B23:.J23])" office:value-type="float" office:value="4.77777777777778" calcext:value-type="float">
            <text:p>5</text:p>
          </table:table-cell>
          <table:table-cell table:style-name="ce31" table:formula="of:=[.O23]-[.P23]" office:value-type="float" office:value="0.837606837606837" calcext:value-type="float">
            <text:p>1</text:p>
          </table:table-cell>
          <table:table-cell table:style-name="ce31" table:formula="of:=MEDIAN([.B23:.J23])" office:value-type="float" office:value="0" calcext:value-type="float">
            <text:p>0</text:p>
          </table:table-cell>
          <table:table-cell table:style-name="ce31" table:formula="of:=[.O23]-[.R23]" office:value-type="float" office:value="5.61538461538462" calcext:value-type="float">
            <text:p>6</text:p>
          </table:table-cell>
          <table:table-cell table:style-name="ce31" table:formula="of:=STDEV([.B23:.N23])" office:value-type="float" office:value="9.61369215874302" calcext:value-type="float">
            <text:p>10</text:p>
          </table:table-cell>
          <table:table-cell table:style-name="ce31" table:formula="of:=STDEV([.B23:.J23])" office:value-type="float" office:value="10.3896315836725" calcext:value-type="float">
            <text:p>10</text:p>
          </table:table-cell>
          <table:table-cell table:style-name="ce35" table:number-columns-repeated="1001"/>
          <table:table-cell table:number-columns-repeated="2"/>
        </table:table-row>
        <table:table-row table:style-name="ro4">
          <table:table-cell table:style-name="ce6"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0" calcext:value-type="float">
            <text:p>10</text:p>
          </table:table-cell>
          <table:table-cell table:style-name="ce19" office:value-type="float" office:value="5" calcext:value-type="float">
            <text:p>5</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31" table:formula="of:=AVERAGE([.B24:.N24])" office:value-type="float" office:value="15.4615384615385" calcext:value-type="float">
            <text:p>15</text:p>
          </table:table-cell>
          <table:table-cell table:style-name="ce31" table:formula="of:=AVERAGE([.B24:.J24])" office:value-type="float" office:value="13.4444444444444" calcext:value-type="float">
            <text:p>13</text:p>
          </table:table-cell>
          <table:table-cell table:style-name="ce31" table:formula="of:=[.O24]-[.P24]" office:value-type="float" office:value="2.01709401709402" calcext:value-type="float">
            <text:p>2</text:p>
          </table:table-cell>
          <table:table-cell table:style-name="ce31" table:formula="of:=MEDIAN([.B24:.J24])" office:value-type="float" office:value="10" calcext:value-type="float">
            <text:p>10</text:p>
          </table:table-cell>
          <table:table-cell table:style-name="ce31" table:formula="of:=[.O24]-[.R24]" office:value-type="float" office:value="5.46153846153846" calcext:value-type="float">
            <text:p>5</text:p>
          </table:table-cell>
          <table:table-cell table:style-name="ce31" table:formula="of:=STDEV([.B24:.N24])" office:value-type="float" office:value="17.4241947906514" calcext:value-type="float">
            <text:p>17</text:p>
          </table:table-cell>
          <table:table-cell table:style-name="ce31" table:formula="of:=STDEV([.B24:.J24])" office:value-type="float" office:value="16.485684025171" calcext:value-type="float">
            <text:p>16</text:p>
          </table:table-cell>
          <table:table-cell table:style-name="ce35" table:number-columns-repeated="1001"/>
          <table:table-cell table:number-columns-repeated="2"/>
        </table:table-row>
        <table:table-row table:style-name="ro4">
          <table:table-cell table:style-name="ce6"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31" table:formula="of:=AVERAGE([.B25:.N25])" office:value-type="float" office:value="8.53269230769231" calcext:value-type="float">
            <text:p>9</text:p>
          </table:table-cell>
          <table:table-cell table:style-name="ce31" table:formula="of:=AVERAGE([.B25:.J25])" office:value-type="float" office:value="8.99166666666667" calcext:value-type="float">
            <text:p>9</text:p>
          </table:table-cell>
          <table:table-cell table:style-name="ce31" table:formula="of:=[.O25]-[.P25]" office:value-type="float" office:value="-0.458974358974359" calcext:value-type="float">
            <text:p>0</text:p>
          </table:table-cell>
          <table:table-cell table:style-name="ce31" table:formula="of:=MEDIAN([.B25:.J25])" office:value-type="float" office:value="1" calcext:value-type="float">
            <text:p>1</text:p>
          </table:table-cell>
          <table:table-cell table:style-name="ce31" table:formula="of:=[.O25]-[.R25]" office:value-type="float" office:value="7.53269230769231" calcext:value-type="float">
            <text:p>8</text:p>
          </table:table-cell>
          <table:table-cell table:style-name="ce31" table:formula="of:=STDEV([.B25:.N25])" office:value-type="float" office:value="14.0007938190698" calcext:value-type="float">
            <text:p>14</text:p>
          </table:table-cell>
          <table:table-cell table:style-name="ce31" table:formula="of:=STDEV([.B25:.J25])" office:value-type="float" office:value="16.2830625190718" calcext:value-type="float">
            <text:p>16</text:p>
          </table:table-cell>
          <table:table-cell table:style-name="ce35" table:number-columns-repeated="1001"/>
          <table:table-cell table:number-columns-repeated="2"/>
        </table:table-row>
        <table:table-row table:style-name="ro4">
          <table:table-cell table:style-name="ce6"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80" calcext:value-type="float">
            <text:p>80</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0" calcext:value-type="float">
            <text:p>15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00" calcext:value-type="float">
            <text:p>100</text:p>
          </table:table-cell>
          <table:table-cell table:style-name="ce31" table:formula="of:=AVERAGE([.B26:.N26])" office:value-type="float" office:value="33.5384615384615" calcext:value-type="float">
            <text:p>34</text:p>
          </table:table-cell>
          <table:table-cell table:style-name="ce31" table:formula="of:=AVERAGE([.B26:.J26])" office:value-type="float" office:value="15.1111111111111" calcext:value-type="float">
            <text:p>15</text:p>
          </table:table-cell>
          <table:table-cell table:style-name="ce31" table:formula="of:=[.O26]-[.P26]" office:value-type="float" office:value="18.4273504273504" calcext:value-type="float">
            <text:p>18</text:p>
          </table:table-cell>
          <table:table-cell table:style-name="ce31" table:formula="of:=MEDIAN([.B26:.J26])" office:value-type="float" office:value="5" calcext:value-type="float">
            <text:p>5</text:p>
          </table:table-cell>
          <table:table-cell table:style-name="ce31" table:formula="of:=[.O26]-[.R26]" office:value-type="float" office:value="28.5384615384615" calcext:value-type="float">
            <text:p>29</text:p>
          </table:table-cell>
          <table:table-cell table:style-name="ce31" table:formula="of:=STDEV([.B26:.N26])" office:value-type="float" office:value="48.2210455171726" calcext:value-type="float">
            <text:p>48</text:p>
          </table:table-cell>
          <table:table-cell table:style-name="ce31" table:formula="of:=STDEV([.B26:.J26])" office:value-type="float" office:value="26.1507382517418" calcext:value-type="float">
            <text:p>26</text:p>
          </table:table-cell>
          <table:table-cell table:style-name="ce35" table:number-columns-repeated="1001"/>
          <table:table-cell table:number-columns-repeated="2"/>
        </table:table-row>
        <table:table-row table:style-name="ro7">
          <table:table-cell table:style-name="ce6" office:value-type="string" calcext:value-type="string">
            <text:p>Add ability to comment on Freesites (fulfilled by babcom (is opt-in) / Freetalk / Sone?)</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31" table:formula="of:=AVERAGE([.B27:.N27])" office:value-type="float" office:value="7.76346153846154" calcext:value-type="float">
            <text:p>8</text:p>
          </table:table-cell>
          <table:table-cell table:style-name="ce31" table:formula="of:=AVERAGE([.B27:.J27])" office:value-type="float" office:value="3.99166666666667" calcext:value-type="float">
            <text:p>4</text:p>
          </table:table-cell>
          <table:table-cell table:style-name="ce31" table:formula="of:=[.O27]-[.P27]" office:value-type="float" office:value="3.77179487179487" calcext:value-type="float">
            <text:p>4</text:p>
          </table:table-cell>
          <table:table-cell table:style-name="ce31" table:formula="of:=MEDIAN([.B27:.J27])" office:value-type="float" office:value="0" calcext:value-type="float">
            <text:p>0</text:p>
          </table:table-cell>
          <table:table-cell table:style-name="ce31" table:formula="of:=[.O27]-[.R27]" office:value-type="float" office:value="7.76346153846154" calcext:value-type="float">
            <text:p>8</text:p>
          </table:table-cell>
          <table:table-cell table:style-name="ce31" table:formula="of:=STDEV([.B27:.N27])" office:value-type="float" office:value="14.1869313960383" calcext:value-type="float">
            <text:p>14</text:p>
          </table:table-cell>
          <table:table-cell table:style-name="ce31" table:formula="of:=STDEV([.B27:.J27])" office:value-type="float" office:value="6.42606994982159" calcext:value-type="float">
            <text:p>6</text:p>
          </table:table-cell>
          <table:table-cell table:style-name="ce35" table:number-columns-repeated="1001"/>
          <table:table-cell table:number-columns-repeated="2"/>
        </table:table-row>
        <table:table-row table:style-name="ro4">
          <table:table-cell table:style-name="ce6"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number-columns-repeated="2"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7" calcext:value-type="float">
            <text:p>17</text:p>
          </table:table-cell>
          <table:table-cell table:style-name="ce19" office:value-type="float" office:value="0" calcext:value-type="float">
            <text:p>0</text:p>
          </table:table-cell>
          <table:table-cell table:style-name="ce19" office:value-type="float" office:value="410" calcext:value-type="float">
            <text:p>410</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31" table:formula="of:=AVERAGE([.B28:.N28])" office:value-type="float" office:value="35.9230769230769" calcext:value-type="float">
            <text:p>36</text:p>
          </table:table-cell>
          <table:table-cell table:style-name="ce31" table:formula="of:=AVERAGE([.B28:.J28])" office:value-type="float" office:value="4.66666666666667" calcext:value-type="float">
            <text:p>5</text:p>
          </table:table-cell>
          <table:table-cell table:style-name="ce31" table:formula="of:=[.O28]-[.P28]" office:value-type="float" office:value="31.2564102564103" calcext:value-type="float">
            <text:p>31</text:p>
          </table:table-cell>
          <table:table-cell table:style-name="ce31" table:formula="of:=MEDIAN([.B28:.J28])" office:value-type="float" office:value="0" calcext:value-type="float">
            <text:p>0</text:p>
          </table:table-cell>
          <table:table-cell table:style-name="ce31" table:formula="of:=[.O28]-[.R28]" office:value-type="float" office:value="35.9230769230769" calcext:value-type="float">
            <text:p>36</text:p>
          </table:table-cell>
          <table:table-cell table:style-name="ce31" table:formula="of:=STDEV([.B28:.N28])" office:value-type="float" office:value="112.588085173685" calcext:value-type="float">
            <text:p>113</text:p>
          </table:table-cell>
          <table:table-cell table:style-name="ce31" table:formula="of:=STDEV([.B28:.J28])" office:value-type="float" office:value="6.78232998312527" calcext:value-type="float">
            <text:p>7</text:p>
          </table:table-cell>
          <table:table-cell table:style-name="ce35" table:number-columns-repeated="1001"/>
          <table:table-cell table:number-columns-repeated="2"/>
        </table:table-row>
        <table:table-row table:style-name="ro5">
          <table:table-cell table:style-name="ce6" office:value-type="string" calcext:value-type="string">
            <text:p>Improve the vulnerability and functionality of Flip [One anonymous user commented that you may as well re-invent FLIP]</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31" table:formula="of:=AVERAGE([.B29:.N29])" office:value-type="float" office:value="6.23076923076923" calcext:value-type="float">
            <text:p>6</text:p>
          </table:table-cell>
          <table:table-cell table:style-name="ce31" table:formula="of:=AVERAGE([.B29:.J29])" office:value-type="float" office:value="5.66666666666667" calcext:value-type="float">
            <text:p>6</text:p>
          </table:table-cell>
          <table:table-cell table:style-name="ce31" table:formula="of:=[.O29]-[.P29]" office:value-type="float" office:value="0.564102564102564" calcext:value-type="float">
            <text:p>1</text:p>
          </table:table-cell>
          <table:table-cell table:style-name="ce31" table:formula="of:=MEDIAN([.B29:.J29])" office:value-type="float" office:value="0" calcext:value-type="float">
            <text:p>0</text:p>
          </table:table-cell>
          <table:table-cell table:style-name="ce31" table:formula="of:=[.O29]-[.R29]" office:value-type="float" office:value="6.23076923076923" calcext:value-type="float">
            <text:p>6</text:p>
          </table:table-cell>
          <table:table-cell table:style-name="ce31" table:formula="of:=STDEV([.B29:.N29])" office:value-type="float" office:value="8.64247115657945" calcext:value-type="float">
            <text:p>9</text:p>
          </table:table-cell>
          <table:table-cell table:style-name="ce31" table:formula="of:=STDEV([.B29:.J29])" office:value-type="float" office:value="9.09670269933013" calcext:value-type="float">
            <text:p>9</text:p>
          </table:table-cell>
          <table:table-cell table:style-name="ce35" table:number-columns-repeated="1001"/>
          <table:table-cell table:number-columns-repeated="2"/>
        </table:table-row>
        <table:table-row table:style-name="ro7">
          <table:table-cell table:style-name="ce6" office:value-type="string" calcext:value-type="string">
            <text:p>Improve FProxy CSS3 support to allow better Freesite UI</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60" calcext:value-type="float">
            <text:p>60</text:p>
          </table:table-cell>
          <table:table-cell table:style-name="ce19" office:value-type="float" office:value="0" calcext:value-type="float">
            <text:p>0</text:p>
          </table:table-cell>
          <table:table-cell table:number-columns-repeated="2"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8" calcext:value-type="float">
            <text:p>8</text:p>
          </table:table-cell>
          <table:table-cell table:style-name="ce19" office:value-type="float" office:value="50" calcext:value-type="float">
            <text:p>50</text:p>
          </table:table-cell>
          <table:table-cell table:style-name="ce19" office:value-type="float" office:value="100" calcext:value-type="float">
            <text:p>100</text:p>
          </table:table-cell>
          <table:table-cell table:style-name="ce19" office:value-type="float" office:value="50" calcext:value-type="float">
            <text:p>50</text:p>
          </table:table-cell>
          <table:table-cell table:style-name="ce19" office:value-type="float" office:value="25" calcext:value-type="float">
            <text:p>25</text:p>
          </table:table-cell>
          <table:table-cell table:style-name="ce19" office:value-type="float" office:value="30" calcext:value-type="float">
            <text:p>30</text:p>
          </table:table-cell>
          <table:table-cell table:style-name="ce31" table:formula="of:=AVERAGE([.B30:.N30])" office:value-type="float" office:value="29.0769230769231" calcext:value-type="float">
            <text:p>29</text:p>
          </table:table-cell>
          <table:table-cell table:style-name="ce31" table:formula="of:=AVERAGE([.B30:.J30])" office:value-type="float" office:value="19.2222222222222" calcext:value-type="float">
            <text:p>19</text:p>
          </table:table-cell>
          <table:table-cell table:style-name="ce31" table:formula="of:=[.O30]-[.P30]" office:value-type="float" office:value="9.85470085470086" calcext:value-type="float">
            <text:p>10</text:p>
          </table:table-cell>
          <table:table-cell table:style-name="ce31" table:formula="of:=MEDIAN([.B30:.J30])" office:value-type="float" office:value="15" calcext:value-type="float">
            <text:p>15</text:p>
          </table:table-cell>
          <table:table-cell table:style-name="ce31" table:formula="of:=[.O30]-[.R30]" office:value-type="float" office:value="14.0769230769231" calcext:value-type="float">
            <text:p>14</text:p>
          </table:table-cell>
          <table:table-cell table:style-name="ce31" table:formula="of:=STDEV([.B30:.N30])" office:value-type="float" office:value="29.1875017158073" calcext:value-type="float">
            <text:p>29</text:p>
          </table:table-cell>
          <table:table-cell table:style-name="ce31" table:formula="of:=STDEV([.B30:.J30])" office:value-type="float" office:value="21.9759970068355" calcext:value-type="float">
            <text:p>22</text:p>
          </table:table-cell>
          <table:table-cell table:style-name="ce35" table:number-columns-repeated="1001"/>
          <table:table-cell table:number-columns-repeated="2"/>
        </table:table-row>
        <table:table-row table:style-name="ro7">
          <table:table-cell table:style-name="ce6" office:value-type="string" calcext:value-type="string">
            <text:p>Document the content filte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30" calcext:value-type="float">
            <text:p>30</text:p>
          </table:table-cell>
          <table:table-cell table:style-name="ce31" table:formula="of:=AVERAGE([.B31:.N31])" office:value-type="float" office:value="16" calcext:value-type="float">
            <text:p>16</text:p>
          </table:table-cell>
          <table:table-cell table:style-name="ce31" table:formula="of:=AVERAGE([.B31:.J31])" office:value-type="float" office:value="10.3333333333333" calcext:value-type="float">
            <text:p>10</text:p>
          </table:table-cell>
          <table:table-cell table:style-name="ce31" table:formula="of:=[.O31]-[.P31]" office:value-type="float" office:value="5.66666666666667" calcext:value-type="float">
            <text:p>6</text:p>
          </table:table-cell>
          <table:table-cell table:style-name="ce31" table:formula="of:=MEDIAN([.B31:.J31])" office:value-type="float" office:value="5" calcext:value-type="float">
            <text:p>5</text:p>
          </table:table-cell>
          <table:table-cell table:style-name="ce31" table:formula="of:=[.O31]-[.R31]" office:value-type="float" office:value="11" calcext:value-type="float">
            <text:p>11</text:p>
          </table:table-cell>
          <table:table-cell table:style-name="ce31" table:formula="of:=STDEV([.B31:.N31])" office:value-type="float" office:value="17.832554500127" calcext:value-type="float">
            <text:p>18</text:p>
          </table:table-cell>
          <table:table-cell table:style-name="ce31" table:formula="of:=STDEV([.B31:.J31])" office:value-type="float" office:value="16.4240677056568" calcext:value-type="float">
            <text:p>16</text:p>
          </table:table-cell>
          <table:table-cell table:style-name="ce35" table:number-columns-repeated="1001"/>
          <table:table-cell table:number-columns-repeated="2"/>
        </table:table-row>
        <table:table-row table:style-name="ro7">
          <table:table-cell table:style-name="ce6" office:value-type="string" calcext:value-type="string">
            <text:p>Improve Shoeshop/blob handling [how?]</text:p>
          </table:table-cell>
          <table:table-cell table:number-columns-repeated="2"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31" table:formula="of:=AVERAGE([.B32:.N32])" office:value-type="float" office:value="7.14807692307692" calcext:value-type="float">
            <text:p>7</text:p>
          </table:table-cell>
          <table:table-cell table:style-name="ce31" table:formula="of:=AVERAGE([.B32:.J32])" office:value-type="float" office:value="6.99166666666667" calcext:value-type="float">
            <text:p>7</text:p>
          </table:table-cell>
          <table:table-cell table:style-name="ce31" table:formula="of:=[.O32]-[.P32]" office:value-type="float" office:value="0.156410256410257" calcext:value-type="float">
            <text:p>0</text:p>
          </table:table-cell>
          <table:table-cell table:style-name="ce31" table:formula="of:=MEDIAN([.B32:.J32])" office:value-type="float" office:value="5" calcext:value-type="float">
            <text:p>5</text:p>
          </table:table-cell>
          <table:table-cell table:style-name="ce31" table:formula="of:=[.O32]-[.R32]" office:value-type="float" office:value="2.14807692307692" calcext:value-type="float">
            <text:p>2</text:p>
          </table:table-cell>
          <table:table-cell table:style-name="ce31" table:formula="of:=STDEV([.B32:.N32])" office:value-type="float" office:value="7.37405687146429" calcext:value-type="float">
            <text:p>7</text:p>
          </table:table-cell>
          <table:table-cell table:style-name="ce31" table:formula="of:=STDEV([.B32:.J32])" office:value-type="float" office:value="7.30415121694506" calcext:value-type="float">
            <text:p>7</text:p>
          </table:table-cell>
          <table:table-cell table:style-name="ce35" table:number-columns-repeated="1001"/>
          <table:table-cell table:number-columns-repeated="2"/>
        </table:table-row>
        <table:table-row table:style-name="ro5">
          <table:table-cell table:style-name="ce6" office:value-type="string" calcext:value-type="string">
            <text:p>p2p file exchange by time-set expiring keys [Imprecise task? Also violates main goal of Freenet of preventing censorship!?]</text:p>
          </table:table-cell>
          <table:table-cell table:number-columns-repeated="7"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31" table:formula="of:=AVERAGE([.B33:.N33])" office:value-type="float" office:value="1.23076923076923" calcext:value-type="float">
            <text:p>1</text:p>
          </table:table-cell>
          <table:table-cell table:style-name="ce31" table:formula="of:=AVERAGE([.B33:.J33])" office:value-type="float" office:value="0.111111111111111" calcext:value-type="float">
            <text:p>0</text:p>
          </table:table-cell>
          <table:table-cell table:style-name="ce31" table:formula="of:=[.O33]-[.P33]" office:value-type="float" office:value="1.11965811965812" calcext:value-type="float">
            <text:p>1</text:p>
          </table:table-cell>
          <table:table-cell table:style-name="ce31" table:formula="of:=MEDIAN([.B33:.J33])" office:value-type="float" office:value="0" calcext:value-type="float">
            <text:p>0</text:p>
          </table:table-cell>
          <table:table-cell table:style-name="ce31" table:formula="of:=[.O33]-[.R33]" office:value-type="float" office:value="1.23076923076923" calcext:value-type="float">
            <text:p>1</text:p>
          </table:table-cell>
          <table:table-cell table:style-name="ce31" table:formula="of:=STDEV([.B33:.N33])" office:value-type="float" office:value="4.14636077691121" calcext:value-type="float">
            <text:p>4</text:p>
          </table:table-cell>
          <table:table-cell table:style-name="ce31" table:formula="of:=STDEV([.B33:.J33])" office:value-type="float" office:value="0.333333333333333" calcext:value-type="float">
            <text:p>0</text:p>
          </table:table-cell>
          <table:table-cell table:style-name="ce35" table:number-columns-repeated="1001"/>
          <table:table-cell table:number-columns-repeated="2"/>
        </table:table-row>
        <table:table-row table:style-name="ro5">
          <table:table-cell table:style-name="ce6" office:value-type="string" calcext:value-type="string">
            <text:p>Freenet key links directed to a dedicated Freenet browser, opennet [= non-Freenet Internet?] links to the system default like in the AutoHotKey script "Freenet Browser Directo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31" table:formula="of:=AVERAGE([.B34:.N34])" office:value-type="float" office:value="5.225" calcext:value-type="float">
            <text:p>5</text:p>
          </table:table-cell>
          <table:table-cell table:style-name="ce31" table:formula="of:=AVERAGE([.B34:.J34])" office:value-type="float" office:value="4.21388888888889" calcext:value-type="float">
            <text:p>4</text:p>
          </table:table-cell>
          <table:table-cell table:style-name="ce31" table:formula="of:=[.O34]-[.P34]" office:value-type="float" office:value="1.01111111111111" calcext:value-type="float">
            <text:p>1</text:p>
          </table:table-cell>
          <table:table-cell table:style-name="ce31" table:formula="of:=MEDIAN([.B34:.J34])" office:value-type="float" office:value="0" calcext:value-type="float">
            <text:p>0</text:p>
          </table:table-cell>
          <table:table-cell table:style-name="ce31" table:formula="of:=[.O34]-[.R34]" office:value-type="float" office:value="5.225" calcext:value-type="float">
            <text:p>5</text:p>
          </table:table-cell>
          <table:table-cell table:style-name="ce31" table:formula="of:=STDEV([.B34:.N34])" office:value-type="float" office:value="6.68859414725297" calcext:value-type="float">
            <text:p>7</text:p>
          </table:table-cell>
          <table:table-cell table:style-name="ce31" table:formula="of:=STDEV([.B34:.J34])" office:value-type="float" office:value="5.93658033813332" calcext:value-type="float">
            <text:p>6</text:p>
          </table:table-cell>
          <table:table-cell table:style-name="ce35" table:number-columns-repeated="1001"/>
          <table:table-cell table:number-columns-repeated="2"/>
        </table:table-row>
        <table:table-row table:style-name="ro7">
          <table:table-cell table:style-name="ce6" office:value-type="string" calcext:value-type="string">
            <text:p>Warn users not to use Chrome, but instead an open source/free software browse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31" table:formula="of:=AVERAGE([.B35:.N35])" office:value-type="float" office:value="3.92307692307692" calcext:value-type="float">
            <text:p>4</text:p>
          </table:table-cell>
          <table:table-cell table:style-name="ce31" table:formula="of:=AVERAGE([.B35:.J35])" office:value-type="float" office:value="4" calcext:value-type="float">
            <text:p>4</text:p>
          </table:table-cell>
          <table:table-cell table:style-name="ce31" table:formula="of:=[.O35]-[.P35]" office:value-type="float" office:value="-0.0769230769230771" calcext:value-type="float">
            <text:p>0</text:p>
          </table:table-cell>
          <table:table-cell table:style-name="ce31" table:formula="of:=MEDIAN([.B35:.J35])" office:value-type="float" office:value="0" calcext:value-type="float">
            <text:p>0</text:p>
          </table:table-cell>
          <table:table-cell table:style-name="ce31" table:formula="of:=[.O35]-[.R35]" office:value-type="float" office:value="3.92307692307692" calcext:value-type="float">
            <text:p>4</text:p>
          </table:table-cell>
          <table:table-cell table:style-name="ce31" table:formula="of:=STDEV([.B35:.N35])" office:value-type="float" office:value="7.91055769695937" calcext:value-type="float">
            <text:p>8</text:p>
          </table:table-cell>
          <table:table-cell table:style-name="ce31" table:formula="of:=STDEV([.B35:.J35])" office:value-type="float" office:value="8.52936105461599" calcext:value-type="float">
            <text:p>9</text:p>
          </table:table-cell>
          <table:table-cell table:style-name="ce35" table:number-columns-repeated="1001"/>
          <table:table-cell table:number-columns-repeated="2"/>
        </table:table-row>
        <table:table-row table:style-name="ro4">
          <table:table-cell table:style-name="ce6"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31" table:formula="of:=AVERAGE([.B36:.N36])" office:value-type="float" office:value="15.0711538461538" calcext:value-type="float">
            <text:p>15</text:p>
          </table:table-cell>
          <table:table-cell table:style-name="ce31" table:formula="of:=AVERAGE([.B36:.J36])" office:value-type="float" office:value="17.325" calcext:value-type="float">
            <text:p>17</text:p>
          </table:table-cell>
          <table:table-cell table:style-name="ce31" table:formula="of:=[.O36]-[.P36]" office:value-type="float" office:value="-2.25384615384616" calcext:value-type="float">
            <text:p>-2</text:p>
          </table:table-cell>
          <table:table-cell table:style-name="ce31" table:formula="of:=MEDIAN([.B36:.J36])" office:value-type="float" office:value="14.925" calcext:value-type="float">
            <text:p>15</text:p>
          </table:table-cell>
          <table:table-cell table:style-name="ce31" table:formula="of:=[.O36]-[.R36]" office:value-type="float" office:value="0.146153846153846" calcext:value-type="float">
            <text:p>0</text:p>
          </table:table-cell>
          <table:table-cell table:style-name="ce31" table:formula="of:=STDEV([.B36:.N36])" office:value-type="float" office:value="14.203696137779" calcext:value-type="float">
            <text:p>14</text:p>
          </table:table-cell>
          <table:table-cell table:style-name="ce31" table:formula="of:=STDEV([.B36:.J36])" office:value-type="float" office:value="16.2878597427655" calcext:value-type="float">
            <text:p>16</text:p>
          </table:table-cell>
          <table:table-cell table:style-name="ce35" table:number-columns-repeated="1001"/>
          <table:table-cell table:number-columns-repeated="2"/>
        </table:table-row>
        <table:table-row table:style-name="ro6">
          <table:table-cell table:style-name="ce7" table:number-columns-spanned="2" table:number-rows-spanned="1"/>
          <table:covered-table-cell/>
          <table:table-cell table:number-columns-repeated="12"/>
          <table:table-cell table:style-name="ce31" table:number-columns-repeated="7"/>
          <table:table-cell table:number-columns-repeated="1003"/>
        </table:table-row>
        <table:table-row table:style-name="ro2">
          <table:table-cell table:style-name="ce8" office:value-type="string" calcext:value-type="string" table:number-columns-spanned="2" table:number-rows-spanned="1">
            <text:p>Security - Make Freenet more secure against attacks</text:p>
          </table:table-cell>
          <table:covered-table-cell/>
          <table:table-cell table:number-columns-repeated="12"/>
          <table:table-cell table:style-name="ce31" table:number-columns-repeated="7"/>
          <table:table-cell table:number-columns-repeated="1003"/>
        </table:table-row>
        <table:table-row table:style-name="ro5">
          <table:table-cell table:style-name="ce6"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number-columns-repeated="2" table:style-name="ce19" office:value-type="float" office:value="5" calcext:value-type="float">
            <text:p>5</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31" table:formula="of:=AVERAGE([.B39:.N39])" office:value-type="float" office:value="6.61538461538462" calcext:value-type="float">
            <text:p>7</text:p>
          </table:table-cell>
          <table:table-cell table:style-name="ce31" table:formula="of:=AVERAGE([.B39:.J39])" office:value-type="float" office:value="7.33333333333333" calcext:value-type="float">
            <text:p>7</text:p>
          </table:table-cell>
          <table:table-cell table:style-name="ce31" table:formula="of:=[.O39]-[.P39]" office:value-type="float" office:value="-0.717948717948718" calcext:value-type="float">
            <text:p>-1</text:p>
          </table:table-cell>
          <table:table-cell table:style-name="ce31" table:formula="of:=MEDIAN([.B39:.J39])" office:value-type="float" office:value="5" calcext:value-type="float">
            <text:p>5</text:p>
          </table:table-cell>
          <table:table-cell table:style-name="ce31" table:formula="of:=[.O39]-[.R39]" office:value-type="float" office:value="1.61538461538462" calcext:value-type="float">
            <text:p>2</text:p>
          </table:table-cell>
          <table:table-cell table:style-name="ce31" table:formula="of:=STDEV([.B39:.N39])" office:value-type="float" office:value="8.45121748170504" calcext:value-type="float">
            <text:p>8</text:p>
          </table:table-cell>
          <table:table-cell table:style-name="ce31" table:formula="of:=STDEV([.B39:.J39])" office:value-type="float" office:value="9.30053761886914" calcext:value-type="float">
            <text:p>9</text:p>
          </table:table-cell>
          <table:table-cell table:style-name="ce36" table:number-columns-repeated="1001"/>
          <table:table-cell table:number-columns-repeated="2"/>
        </table:table-row>
        <table:table-row table:style-name="ro4">
          <table:table-cell table:style-name="ce6"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31" table:formula="of:=AVERAGE([.B40:.N40])" office:value-type="float" office:value="10.4615384615385" calcext:value-type="float">
            <text:p>10</text:p>
          </table:table-cell>
          <table:table-cell table:style-name="ce31" table:formula="of:=AVERAGE([.B40:.J40])" office:value-type="float" office:value="7.88888888888889" calcext:value-type="float">
            <text:p>8</text:p>
          </table:table-cell>
          <table:table-cell table:style-name="ce31" table:formula="of:=[.O40]-[.P40]" office:value-type="float" office:value="2.57264957264957" calcext:value-type="float">
            <text:p>3</text:p>
          </table:table-cell>
          <table:table-cell table:style-name="ce31" table:formula="of:=MEDIAN([.B40:.J40])" office:value-type="float" office:value="5" calcext:value-type="float">
            <text:p>5</text:p>
          </table:table-cell>
          <table:table-cell table:style-name="ce31" table:formula="of:=[.O40]-[.R40]" office:value-type="float" office:value="5.46153846153846" calcext:value-type="float">
            <text:p>5</text:p>
          </table:table-cell>
          <table:table-cell table:style-name="ce31" table:formula="of:=STDEV([.B40:.N40])" office:value-type="float" office:value="14.5866113531975" calcext:value-type="float">
            <text:p>15</text:p>
          </table:table-cell>
          <table:table-cell table:style-name="ce31" table:formula="of:=STDEV([.B40:.J40])" office:value-type="float" office:value="9.29306790630043" calcext:value-type="float">
            <text:p>9</text:p>
          </table:table-cell>
          <table:table-cell table:style-name="ce36" table:number-columns-repeated="1001"/>
          <table:table-cell table:number-columns-repeated="2"/>
        </table:table-row>
        <table:table-row table:style-name="ro8">
          <table:table-cell table:style-name="ce6"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19" office:value-type="float" office:value="15" calcext:value-type="float">
            <text:p>15</text:p>
          </table:table-cell>
          <table:table-cell table:style-name="ce19" office:value-type="float" office:value="180" calcext:value-type="float">
            <text:p>180</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354" calcext:value-type="float">
            <text:p>354</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50" calcext:value-type="float">
            <text:p>50</text:p>
          </table:table-cell>
          <table:table-cell table:style-name="ce31" table:formula="of:=AVERAGE([.B41:.N41])" office:value-type="float" office:value="62.6923076923077" calcext:value-type="float">
            <text:p>63</text:p>
          </table:table-cell>
          <table:table-cell table:style-name="ce31" table:formula="of:=AVERAGE([.B41:.J41])" office:value-type="float" office:value="37.8888888888889" calcext:value-type="float">
            <text:p>38</text:p>
          </table:table-cell>
          <table:table-cell table:style-name="ce31" table:formula="of:=[.O41]-[.P41]" office:value-type="float" office:value="24.8034188034188" calcext:value-type="float">
            <text:p>25</text:p>
          </table:table-cell>
          <table:table-cell table:style-name="ce31" table:formula="of:=MEDIAN([.B41:.J41])" office:value-type="float" office:value="25" calcext:value-type="float">
            <text:p>25</text:p>
          </table:table-cell>
          <table:table-cell table:style-name="ce31" table:formula="of:=[.O41]-[.R41]" office:value-type="float" office:value="37.6923076923077" calcext:value-type="float">
            <text:p>38</text:p>
          </table:table-cell>
          <table:table-cell table:style-name="ce31" table:formula="of:=STDEV([.B41:.N41])" office:value-type="float" office:value="98.6883855167235" calcext:value-type="float">
            <text:p>99</text:p>
          </table:table-cell>
          <table:table-cell table:style-name="ce31" table:formula="of:=STDEV([.B41:.J41])" office:value-type="float" office:value="55.1485367993668" calcext:value-type="float">
            <text:p>55</text:p>
          </table:table-cell>
          <table:table-cell table:style-name="ce36" table:number-columns-repeated="1001"/>
          <table:table-cell table:number-columns-repeated="2"/>
        </table:table-row>
        <table:table-row table:style-name="ro6">
          <table:table-cell table:style-name="ce7" table:number-columns-spanned="2" table:number-rows-spanned="1"/>
          <table:covered-table-cell/>
          <table:table-cell table:number-columns-repeated="12"/>
          <table:table-cell table:style-name="ce31" table:number-columns-repeated="7"/>
          <table:table-cell table:number-columns-repeated="1003"/>
        </table:table-row>
        <table:table-row table:style-name="ro2">
          <table:table-cell table:style-name="ce8" office:value-type="string" calcext:value-type="string" table:number-columns-spanned="2" table:number-rows-spanned="1">
            <text:p>Technical debt - Stuff that will make future development faster</text:p>
          </table:table-cell>
          <table:covered-table-cell/>
          <table:table-cell table:number-columns-repeated="12"/>
          <table:table-cell table:style-name="ce31" table:number-columns-repeated="7"/>
          <table:table-cell table:number-columns-repeated="1003"/>
        </table:table-row>
        <table:table-row table:style-name="ro4">
          <table:table-cell table:style-name="ce6"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4" calcext:value-type="float">
            <text:p>24</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0" calcext:value-type="float">
            <text:p>0</text:p>
          </table:table-cell>
          <table:table-cell table:style-name="ce19" office:value-type="float" office:value="128" calcext:value-type="float">
            <text:p>128</text:p>
          </table:table-cell>
          <table:table-cell table:style-name="ce31" table:formula="of:=AVERAGE([.B44:.N44])" office:value-type="float" office:value="26.4557692307692" calcext:value-type="float">
            <text:p>26</text:p>
          </table:table-cell>
          <table:table-cell table:style-name="ce31" table:formula="of:=AVERAGE([.B44:.J44])" office:value-type="float" office:value="11.2138888888889" calcext:value-type="float">
            <text:p>11</text:p>
          </table:table-cell>
          <table:table-cell table:style-name="ce31" table:formula="of:=[.O44]-[.P44]" office:value-type="float" office:value="15.2418803418803" calcext:value-type="float">
            <text:p>15</text:p>
          </table:table-cell>
          <table:table-cell table:style-name="ce31" table:formula="of:=MEDIAN([.B44:.J44])" office:value-type="float" office:value="14.925" calcext:value-type="float">
            <text:p>15</text:p>
          </table:table-cell>
          <table:table-cell table:style-name="ce31" table:formula="of:=[.O44]-[.R44]" office:value-type="float" office:value="11.5307692307692" calcext:value-type="float">
            <text:p>12</text:p>
          </table:table-cell>
          <table:table-cell table:style-name="ce31" table:formula="of:=STDEV([.B44:.N44])" office:value-type="float" office:value="40.4258118783735" calcext:value-type="float">
            <text:p>40</text:p>
          </table:table-cell>
          <table:table-cell table:style-name="ce31" table:formula="of:=STDEV([.B44:.J44])" office:value-type="float" office:value="11.0056456471718" calcext:value-type="float">
            <text:p>11</text:p>
          </table:table-cell>
          <table:table-cell table:style-name="ce35" table:number-columns-repeated="1001"/>
          <table:table-cell table:number-columns-repeated="2"/>
        </table:table-row>
        <table:table-row table:style-name="ro4">
          <table:table-cell table:style-name="ce6"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5" calcext:value-type="float">
            <text:p>25</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31" table:formula="of:=AVERAGE([.B45:.N45])" office:value-type="float" office:value="14.3788461538462" calcext:value-type="float">
            <text:p>14</text:p>
          </table:table-cell>
          <table:table-cell table:style-name="ce31" table:formula="of:=AVERAGE([.B45:.J45])" office:value-type="float" office:value="7.99166666666667" calcext:value-type="float">
            <text:p>8</text:p>
          </table:table-cell>
          <table:table-cell table:style-name="ce31" table:formula="of:=[.O45]-[.P45]" office:value-type="float" office:value="6.38717948717949" calcext:value-type="float">
            <text:p>6</text:p>
          </table:table-cell>
          <table:table-cell table:style-name="ce31" table:formula="of:=MEDIAN([.B45:.J45])" office:value-type="float" office:value="1" calcext:value-type="float">
            <text:p>1</text:p>
          </table:table-cell>
          <table:table-cell table:style-name="ce31" table:formula="of:=[.O45]-[.R45]" office:value-type="float" office:value="13.3788461538462" calcext:value-type="float">
            <text:p>13</text:p>
          </table:table-cell>
          <table:table-cell table:style-name="ce31" table:formula="of:=STDEV([.B45:.N45])" office:value-type="float" office:value="18.4548769699058" calcext:value-type="float">
            <text:p>18</text:p>
          </table:table-cell>
          <table:table-cell table:style-name="ce31" table:formula="of:=STDEV([.B45:.J45])" office:value-type="float" office:value="11.0394463176375" calcext:value-type="float">
            <text:p>11</text:p>
          </table:table-cell>
          <table:table-cell table:style-name="ce35" table:number-columns-repeated="1001"/>
          <table:table-cell table:number-columns-repeated="2"/>
        </table:table-row>
        <table:table-row table:style-name="ro8">
          <table:table-cell table:style-name="ce6"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31" table:formula="of:=AVERAGE([.B46:.N46])" office:value-type="float" office:value="6.69230769230769" calcext:value-type="float">
            <text:p>7</text:p>
          </table:table-cell>
          <table:table-cell table:style-name="ce31" table:formula="of:=AVERAGE([.B46:.J46])" office:value-type="float" office:value="8" calcext:value-type="float">
            <text:p>8</text:p>
          </table:table-cell>
          <table:table-cell table:style-name="ce31" table:formula="of:=[.O46]-[.P46]" office:value-type="float" office:value="-1.30769230769231" calcext:value-type="float">
            <text:p>-1</text:p>
          </table:table-cell>
          <table:table-cell table:style-name="ce31" table:formula="of:=MEDIAN([.B46:.J46])" office:value-type="float" office:value="1" calcext:value-type="float">
            <text:p>1</text:p>
          </table:table-cell>
          <table:table-cell table:style-name="ce31" table:formula="of:=[.O46]-[.R46]" office:value-type="float" office:value="5.69230769230769" calcext:value-type="float">
            <text:p>6</text:p>
          </table:table-cell>
          <table:table-cell table:style-name="ce31" table:formula="of:=STDEV([.B46:.N46])" office:value-type="float" office:value="10.5860333725198" calcext:value-type="float">
            <text:p>11</text:p>
          </table:table-cell>
          <table:table-cell table:style-name="ce31" table:formula="of:=STDEV([.B46:.J46])" office:value-type="float" office:value="11.8638105177047" calcext:value-type="float">
            <text:p>12</text:p>
          </table:table-cell>
          <table:table-cell table:style-name="ce35" table:number-columns-repeated="1001"/>
          <table:table-cell table:number-columns-repeated="2"/>
        </table:table-row>
        <table:table-row table:style-name="ro4">
          <table:table-cell table:style-name="ce6"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style-name="ce19" office:value-type="float" office:value="0" calcext:value-type="float">
            <text:p>0</text:p>
          </table:table-cell>
          <table:table-cell table:style-name="ce19" office:value-type="float" office:value="150" calcext:value-type="float">
            <text:p>15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100" calcext:value-type="float">
            <text:p>10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200" calcext:value-type="float">
            <text:p>200</text:p>
          </table:table-cell>
          <table:table-cell table:style-name="ce19" office:value-type="float" office:value="15" calcext:value-type="float">
            <text:p>15</text:p>
          </table:table-cell>
          <table:table-cell table:style-name="ce31" table:formula="of:=AVERAGE([.B47:.N47])" office:value-type="float" office:value="42.8403846153846" calcext:value-type="float">
            <text:p>43</text:p>
          </table:table-cell>
          <table:table-cell table:style-name="ce31" table:formula="of:=AVERAGE([.B47:.J47])" office:value-type="float" office:value="30.7694444444444" calcext:value-type="float">
            <text:p>31</text:p>
          </table:table-cell>
          <table:table-cell table:style-name="ce31" table:formula="of:=[.O47]-[.P47]" office:value-type="float" office:value="12.0709401709402" calcext:value-type="float">
            <text:p>12</text:p>
          </table:table-cell>
          <table:table-cell table:style-name="ce31" table:formula="of:=MEDIAN([.B47:.J47])" office:value-type="float" office:value="1" calcext:value-type="float">
            <text:p>1</text:p>
          </table:table-cell>
          <table:table-cell table:style-name="ce31" table:formula="of:=[.O47]-[.R47]" office:value-type="float" office:value="41.8403846153846" calcext:value-type="float">
            <text:p>42</text:p>
          </table:table-cell>
          <table:table-cell table:style-name="ce31" table:formula="of:=STDEV([.B47:.N47])" office:value-type="float" office:value="65.7747890045247" calcext:value-type="float">
            <text:p>66</text:p>
          </table:table-cell>
          <table:table-cell table:style-name="ce31" table:formula="of:=STDEV([.B47:.J47])" office:value-type="float" office:value="55.1179725931368" calcext:value-type="float">
            <text:p>55</text:p>
          </table:table-cell>
          <table:table-cell table:style-name="ce35" table:number-columns-repeated="1001"/>
          <table:table-cell table:number-columns-repeated="2"/>
        </table:table-row>
        <table:table-row table:style-name="ro4">
          <table:table-cell table:style-name="ce6"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number-columns-repeated="4"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style-name="ce31" table:formula="of:=AVERAGE([.B48:.N48])" office:value-type="float" office:value="12.8461538461538" calcext:value-type="float">
            <text:p>13</text:p>
          </table:table-cell>
          <table:table-cell table:style-name="ce31" table:formula="of:=AVERAGE([.B48:.J48])" office:value-type="float" office:value="11.3333333333333" calcext:value-type="float">
            <text:p>11</text:p>
          </table:table-cell>
          <table:table-cell table:style-name="ce31" table:formula="of:=[.O48]-[.P48]" office:value-type="float" office:value="1.51282051282051" calcext:value-type="float">
            <text:p>2</text:p>
          </table:table-cell>
          <table:table-cell table:style-name="ce31" table:formula="of:=MEDIAN([.B48:.J48])" office:value-type="float" office:value="0" calcext:value-type="float">
            <text:p>0</text:p>
          </table:table-cell>
          <table:table-cell table:style-name="ce31" table:formula="of:=[.O48]-[.R48]" office:value-type="float" office:value="12.8461538461538" calcext:value-type="float">
            <text:p>13</text:p>
          </table:table-cell>
          <table:table-cell table:style-name="ce31" table:formula="of:=STDEV([.B48:.N48])" office:value-type="float" office:value="29.6952469649217" calcext:value-type="float">
            <text:p>30</text:p>
          </table:table-cell>
          <table:table-cell table:style-name="ce31" table:formula="of:=STDEV([.B48:.J48])" office:value-type="float" office:value="33.2528194293356" calcext:value-type="float">
            <text:p>33</text:p>
          </table:table-cell>
          <table:table-cell table:style-name="ce35" table:number-columns-repeated="1001"/>
          <table:table-cell table:number-columns-repeated="2"/>
        </table:table-row>
        <table:table-row table:style-name="ro4">
          <table:table-cell table:style-name="ce6"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31" table:formula="of:=AVERAGE([.B49:.N49])" office:value-type="float" office:value="8.68653846153846" calcext:value-type="float">
            <text:p>9</text:p>
          </table:table-cell>
          <table:table-cell table:style-name="ce31" table:formula="of:=AVERAGE([.B49:.J49])" office:value-type="float" office:value="9.21388888888889" calcext:value-type="float">
            <text:p>9</text:p>
          </table:table-cell>
          <table:table-cell table:style-name="ce31" table:formula="of:=[.O49]-[.P49]" office:value-type="float" office:value="-0.527350427350427" calcext:value-type="float">
            <text:p>-1</text:p>
          </table:table-cell>
          <table:table-cell table:style-name="ce31" table:formula="of:=MEDIAN([.B49:.J49])" office:value-type="float" office:value="10" calcext:value-type="float">
            <text:p>10</text:p>
          </table:table-cell>
          <table:table-cell table:style-name="ce31" table:formula="of:=[.O49]-[.R49]" office:value-type="float" office:value="-1.31346153846154" calcext:value-type="float">
            <text:p>-1</text:p>
          </table:table-cell>
          <table:table-cell table:style-name="ce31" table:formula="of:=STDEV([.B49:.N49])" office:value-type="float" office:value="7.27912694645203" calcext:value-type="float">
            <text:p>7</text:p>
          </table:table-cell>
          <table:table-cell table:style-name="ce31" table:formula="of:=STDEV([.B49:.J49])" office:value-type="float" office:value="7.09483869521437" calcext:value-type="float">
            <text:p>7</text:p>
          </table:table-cell>
          <table:table-cell table:style-name="ce35" table:number-columns-repeated="1001"/>
          <table:table-cell table:number-columns-repeated="2"/>
        </table:table-row>
        <table:table-row table:style-name="ro6">
          <table:table-cell table:style-name="ce7" table:number-columns-spanned="2" table:number-rows-spanned="1"/>
          <table:covered-table-cell/>
          <table:table-cell table:number-columns-repeated="12"/>
          <table:table-cell table:style-name="ce31" table:number-columns-repeated="7"/>
          <table:table-cell table:number-columns-repeated="1003"/>
        </table:table-row>
        <table:table-row table:style-name="ro2">
          <table:table-cell table:style-name="ce8" office:value-type="string" calcext:value-type="string" table:number-columns-spanned="2" table:number-rows-spanned="1">
            <text:p>Outreach - Stuff that will help attract users, developers, and donors to Freenet</text:p>
          </table:table-cell>
          <table:covered-table-cell/>
          <table:table-cell table:number-columns-repeated="12"/>
          <table:table-cell table:style-name="ce31" table:number-columns-repeated="7"/>
          <table:table-cell table:number-columns-repeated="1003"/>
        </table:table-row>
        <table:table-row table:style-name="ro7">
          <table:table-cell table:style-name="ce9" office:value-type="string" calcext:value-type="string">
            <text:p>Language: Lower threshold of entry by working on <text:a xlink:href="https://freenetproject.org/download.html#download" xlink:type="simple">how to install Freenet</text:a></text:p>
          </table:table-cell>
          <table:table-cell table:style-name="ce19" office:value-type="float" office:value="30" calcext:value-type="float">
            <text:p>30</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31" table:formula="of:=AVERAGE([.B52:.N52])" office:value-type="float" office:value="9.30192307692308" calcext:value-type="float">
            <text:p>9</text:p>
          </table:table-cell>
          <table:table-cell table:style-name="ce31" table:formula="of:=AVERAGE([.B52:.J52])" office:value-type="float" office:value="10.1027777777778" calcext:value-type="float">
            <text:p>10</text:p>
          </table:table-cell>
          <table:table-cell table:style-name="ce31" table:formula="of:=[.O52]-[.P52]" office:value-type="float" office:value="-0.800854700854702" calcext:value-type="float">
            <text:p>-1</text:p>
          </table:table-cell>
          <table:table-cell table:style-name="ce31" table:formula="of:=MEDIAN([.B52:.J52])" office:value-type="float" office:value="10" calcext:value-type="float">
            <text:p>10</text:p>
          </table:table-cell>
          <table:table-cell table:style-name="ce31" table:formula="of:=[.O52]-[.R52]" office:value-type="float" office:value="-0.698076923076924" calcext:value-type="float">
            <text:p>-1</text:p>
          </table:table-cell>
          <table:table-cell table:style-name="ce31" table:formula="of:=STDEV([.B52:.N52])" office:value-type="float" office:value="10.5036524477721" calcext:value-type="float">
            <text:p>11</text:p>
          </table:table-cell>
          <table:table-cell table:style-name="ce31" table:formula="of:=STDEV([.B52:.J52])" office:value-type="float" office:value="11.6198136579054" calcext:value-type="float">
            <text:p>12</text:p>
          </table:table-cell>
          <table:table-cell table:style-name="ce35" table:number-columns-repeated="1001"/>
          <table:table-cell table:number-columns-repeated="2"/>
        </table:table-row>
        <table:table-row table:style-name="ro7">
          <table:table-cell table:style-name="ce9"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19" office:value-type="float" office:value="5" calcext:value-type="float">
            <text:p>5</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number-columns-repeated="2" table:style-name="ce19" office:value-type="float" office:value="5" calcext:value-type="float">
            <text:p>5</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31" table:formula="of:=AVERAGE([.B53:.N53])" office:value-type="float" office:value="6.76346153846154" calcext:value-type="float">
            <text:p>7</text:p>
          </table:table-cell>
          <table:table-cell table:style-name="ce31" table:formula="of:=AVERAGE([.B53:.J53])" office:value-type="float" office:value="5.88055555555556" calcext:value-type="float">
            <text:p>6</text:p>
          </table:table-cell>
          <table:table-cell table:style-name="ce31" table:formula="of:=[.O53]-[.P53]" office:value-type="float" office:value="0.882905982905982" calcext:value-type="float">
            <text:p>1</text:p>
          </table:table-cell>
          <table:table-cell table:style-name="ce31" table:formula="of:=MEDIAN([.B53:.J53])" office:value-type="float" office:value="5" calcext:value-type="float">
            <text:p>5</text:p>
          </table:table-cell>
          <table:table-cell table:style-name="ce31" table:formula="of:=[.O53]-[.R53]" office:value-type="float" office:value="1.76346153846154" calcext:value-type="float">
            <text:p>2</text:p>
          </table:table-cell>
          <table:table-cell table:style-name="ce31" table:formula="of:=STDEV([.B53:.N53])" office:value-type="float" office:value="6.10381212324703" calcext:value-type="float">
            <text:p>6</text:p>
          </table:table-cell>
          <table:table-cell table:style-name="ce31" table:formula="of:=STDEV([.B53:.J53])" office:value-type="float" office:value="5.65162832976283" calcext:value-type="float">
            <text:p>6</text:p>
          </table:table-cell>
          <table:table-cell table:style-name="ce35" table:number-columns-repeated="1001"/>
          <table:table-cell table:number-columns-repeated="2"/>
        </table:table-row>
        <table:table-row table:style-name="ro7">
          <table:table-cell table:style-name="ce9"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31" table:formula="of:=AVERAGE([.B54:.N54])" office:value-type="float" office:value="8.30192307692308" calcext:value-type="float">
            <text:p>8</text:p>
          </table:table-cell>
          <table:table-cell table:style-name="ce31" table:formula="of:=AVERAGE([.B54:.J54])" office:value-type="float" office:value="7.54722222222222" calcext:value-type="float">
            <text:p>8</text:p>
          </table:table-cell>
          <table:table-cell table:style-name="ce31" table:formula="of:=[.O54]-[.P54]" office:value-type="float" office:value="0.754700854700855" calcext:value-type="float">
            <text:p>1</text:p>
          </table:table-cell>
          <table:table-cell table:style-name="ce31" table:formula="of:=MEDIAN([.B54:.J54])" office:value-type="float" office:value="10" calcext:value-type="float">
            <text:p>10</text:p>
          </table:table-cell>
          <table:table-cell table:style-name="ce31" table:formula="of:=[.O54]-[.R54]" office:value-type="float" office:value="-1.69807692307692" calcext:value-type="float">
            <text:p>-2</text:p>
          </table:table-cell>
          <table:table-cell table:style-name="ce31" table:formula="of:=STDEV([.B54:.N54])" office:value-type="float" office:value="6.42761345629852" calcext:value-type="float">
            <text:p>6</text:p>
          </table:table-cell>
          <table:table-cell table:style-name="ce31" table:formula="of:=STDEV([.B54:.J54])" office:value-type="float" office:value="6.41395505475712" calcext:value-type="float">
            <text:p>6</text:p>
          </table:table-cell>
          <table:table-cell table:style-name="ce35" table:number-columns-repeated="1001"/>
          <table:table-cell table:number-columns-repeated="2"/>
        </table:table-row>
        <table:table-row table:style-name="ro7">
          <table:table-cell table:style-name="ce9" office:value-type="string" calcext:value-type="string">
            <text:p>Language: Fix current low-hanging problems with UI language, as per issues on transifex.</text:p>
          </table:table-cell>
          <table:table-cell table:style-name="ce19" office:value-type="float" office:value="5" calcext:value-type="float">
            <text:p>5</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31" table:formula="of:=AVERAGE([.B55:.N55])" office:value-type="float" office:value="6.76346153846154" calcext:value-type="float">
            <text:p>7</text:p>
          </table:table-cell>
          <table:table-cell table:style-name="ce31" table:formula="of:=AVERAGE([.B55:.J55])" office:value-type="float" office:value="6.43611111111111" calcext:value-type="float">
            <text:p>6</text:p>
          </table:table-cell>
          <table:table-cell table:style-name="ce31" table:formula="of:=[.O55]-[.P55]" office:value-type="float" office:value="0.327350427350427" calcext:value-type="float">
            <text:p>0</text:p>
          </table:table-cell>
          <table:table-cell table:style-name="ce31" table:formula="of:=MEDIAN([.B55:.J55])" office:value-type="float" office:value="5" calcext:value-type="float">
            <text:p>5</text:p>
          </table:table-cell>
          <table:table-cell table:style-name="ce31" table:formula="of:=[.O55]-[.R55]" office:value-type="float" office:value="1.76346153846154" calcext:value-type="float">
            <text:p>2</text:p>
          </table:table-cell>
          <table:table-cell table:style-name="ce31" table:formula="of:=STDEV([.B55:.N55])" office:value-type="float" office:value="7.05383033790135" calcext:value-type="float">
            <text:p>7</text:p>
          </table:table-cell>
          <table:table-cell table:style-name="ce31" table:formula="of:=STDEV([.B55:.J55])" office:value-type="float" office:value="6.79102246433563" calcext:value-type="float">
            <text:p>7</text:p>
          </table:table-cell>
          <table:table-cell table:style-name="ce35" table:number-columns-repeated="1001"/>
          <table:table-cell table:number-columns-repeated="2"/>
        </table:table-row>
        <table:table-row table:style-name="ro7">
          <table:table-cell table:style-name="ce9" office:value-type="string" calcext:value-type="string">
            <text:p>Language: Add Transifex issues to main bugtracker</text:p>
          </table:table-cell>
          <table:table-cell table:number-columns-repeated="4" table:style-name="ce19" office:value-type="float" office:value="0" calcext:value-type="float">
            <text:p>0</text:p>
          </table:table-cell>
          <table:table-cell table:number-columns-repeated="2"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31" table:formula="of:=AVERAGE([.B56:.N56])" office:value-type="float" office:value="4.07692307692308" calcext:value-type="float">
            <text:p>4</text:p>
          </table:table-cell>
          <table:table-cell table:style-name="ce31" table:formula="of:=AVERAGE([.B56:.J56])" office:value-type="float" office:value="2.55555555555556" calcext:value-type="float">
            <text:p>3</text:p>
          </table:table-cell>
          <table:table-cell table:style-name="ce31" table:formula="of:=[.O56]-[.P56]" office:value-type="float" office:value="1.52136752136752" calcext:value-type="float">
            <text:p>2</text:p>
          </table:table-cell>
          <table:table-cell table:style-name="ce31" table:formula="of:=MEDIAN([.B56:.J56])" office:value-type="float" office:value="0" calcext:value-type="float">
            <text:p>0</text:p>
          </table:table-cell>
          <table:table-cell table:style-name="ce31" table:formula="of:=[.O56]-[.R56]" office:value-type="float" office:value="4.07692307692308" calcext:value-type="float">
            <text:p>4</text:p>
          </table:table-cell>
          <table:table-cell table:style-name="ce31" table:formula="of:=STDEV([.B56:.N56])" office:value-type="float" office:value="6.14358118230644" calcext:value-type="float">
            <text:p>6</text:p>
          </table:table-cell>
          <table:table-cell table:style-name="ce31" table:formula="of:=STDEV([.B56:.J56])" office:value-type="float" office:value="4.47524052736585" calcext:value-type="float">
            <text:p>4</text:p>
          </table:table-cell>
          <table:table-cell table:style-name="ce35" table:number-columns-repeated="1001"/>
          <table:table-cell table:number-columns-repeated="2"/>
        </table:table-row>
        <table:table-row table:style-name="ro7">
          <table:table-cell table:style-name="ce9" office:value-type="string" calcext:value-type="string">
            <text:p>Language: Establish overview of, and do away with needlessly difficult words</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31" table:formula="of:=AVERAGE([.B57:.N57])" office:value-type="float" office:value="7.53269230769231" calcext:value-type="float">
            <text:p>8</text:p>
          </table:table-cell>
          <table:table-cell table:style-name="ce31" table:formula="of:=AVERAGE([.B57:.J57])" office:value-type="float" office:value="7.54722222222222" calcext:value-type="float">
            <text:p>8</text:p>
          </table:table-cell>
          <table:table-cell table:style-name="ce31" table:formula="of:=[.O57]-[.P57]" office:value-type="float" office:value="-0.0145299145299145" calcext:value-type="float">
            <text:p>0</text:p>
          </table:table-cell>
          <table:table-cell table:style-name="ce31" table:formula="of:=MEDIAN([.B57:.J57])" office:value-type="float" office:value="10" calcext:value-type="float">
            <text:p>10</text:p>
          </table:table-cell>
          <table:table-cell table:style-name="ce31" table:formula="of:=[.O57]-[.R57]" office:value-type="float" office:value="-2.46730769230769" calcext:value-type="float">
            <text:p>-2</text:p>
          </table:table-cell>
          <table:table-cell table:style-name="ce31" table:formula="of:=STDEV([.B57:.N57])" office:value-type="float" office:value="6.7953214957623" calcext:value-type="float">
            <text:p>7</text:p>
          </table:table-cell>
          <table:table-cell table:style-name="ce31" table:formula="of:=STDEV([.B57:.J57])" office:value-type="float" office:value="6.41395505475712" calcext:value-type="float">
            <text:p>6</text:p>
          </table:table-cell>
          <table:table-cell table:style-name="ce35" table:number-columns-repeated="1001"/>
          <table:table-cell table:number-columns-repeated="2"/>
        </table:table-row>
        <table:table-row table:style-name="ro5">
          <table:table-cell table:style-name="ce9" office:value-type="string" calcext:value-type="string">
            <text:p>Language: Document how Freenet works, with a infographic, on the Wiki, detailing the remainder of speciality words.</text:p>
          </table:table-cell>
          <table:table-cell table:style-name="ce19" office:value-type="float" office:value="15" calcext:value-type="float">
            <text:p>15</text:p>
          </table:table-cell>
          <table:table-cell table:style-name="ce19" office:value-type="float" office:value="25" calcext:value-type="float">
            <text:p>2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31" table:formula="of:=AVERAGE([.B58:.N58])" office:value-type="float" office:value="19.0711538461538" calcext:value-type="float">
            <text:p>19</text:p>
          </table:table-cell>
          <table:table-cell table:style-name="ce31" table:formula="of:=AVERAGE([.B58:.J58])" office:value-type="float" office:value="16.4361111111111" calcext:value-type="float">
            <text:p>16</text:p>
          </table:table-cell>
          <table:table-cell table:style-name="ce31" table:formula="of:=[.O58]-[.P58]" office:value-type="float" office:value="2.63504273504273" calcext:value-type="float">
            <text:p>3</text:p>
          </table:table-cell>
          <table:table-cell table:style-name="ce31" table:formula="of:=MEDIAN([.B58:.J58])" office:value-type="float" office:value="15" calcext:value-type="float">
            <text:p>15</text:p>
          </table:table-cell>
          <table:table-cell table:style-name="ce31" table:formula="of:=[.O58]-[.R58]" office:value-type="float" office:value="4.07115384615385" calcext:value-type="float">
            <text:p>4</text:p>
          </table:table-cell>
          <table:table-cell table:style-name="ce31" table:formula="of:=STDEV([.B58:.N58])" office:value-type="float" office:value="15.3121406289593" calcext:value-type="float">
            <text:p>15</text:p>
          </table:table-cell>
          <table:table-cell table:style-name="ce31" table:formula="of:=STDEV([.B58:.J58])" office:value-type="float" office:value="14.8342672926947" calcext:value-type="float">
            <text:p>15</text:p>
          </table:table-cell>
          <table:table-cell table:style-name="ce35" table:number-columns-repeated="1001"/>
          <table:table-cell table:number-columns-repeated="2"/>
        </table:table-row>
        <table:table-row table:style-name="ro7">
          <table:table-cell table:style-name="ce9" office:value-type="string" calcext:value-type="string">
            <text:p>Website redesign</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80" calcext:value-type="float">
            <text:p>8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31" table:formula="of:=AVERAGE([.B59:.N59])" office:value-type="float" office:value="12.9173076923077" calcext:value-type="float">
            <text:p>13</text:p>
          </table:table-cell>
          <table:table-cell table:style-name="ce31" table:formula="of:=AVERAGE([.B59:.J59])" office:value-type="float" office:value="18.1027777777778" calcext:value-type="float">
            <text:p>18</text:p>
          </table:table-cell>
          <table:table-cell table:style-name="ce31" table:formula="of:=[.O59]-[.P59]" office:value-type="float" office:value="-5.18547008547009" calcext:value-type="float">
            <text:p>-5</text:p>
          </table:table-cell>
          <table:table-cell table:style-name="ce31" table:formula="of:=MEDIAN([.B59:.J59])" office:value-type="float" office:value="14.925" calcext:value-type="float">
            <text:p>15</text:p>
          </table:table-cell>
          <table:table-cell table:style-name="ce31" table:formula="of:=[.O59]-[.R59]" office:value-type="float" office:value="-2.00769230769231" calcext:value-type="float">
            <text:p>-2</text:p>
          </table:table-cell>
          <table:table-cell table:style-name="ce31" table:formula="of:=STDEV([.B59:.N59])" office:value-type="float" office:value="21.4526935580928" calcext:value-type="float">
            <text:p>21</text:p>
          </table:table-cell>
          <table:table-cell table:style-name="ce31" table:formula="of:=STDEV([.B59:.J59])" office:value-type="float" office:value="24.2831231402479" calcext:value-type="float">
            <text:p>24</text:p>
          </table:table-cell>
          <table:table-cell table:style-name="ce35" table:number-columns-repeated="1001"/>
          <table:table-cell table:number-columns-repeated="2"/>
        </table:table-row>
        <table:table-row table:style-name="ro7">
          <table:table-cell table:style-name="ce10" office:value-type="string" calcext:value-type="string">
            <text:p>Website redesign: Migration to static Github Pages</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31" table:formula="of:=AVERAGE([.B60:.N60])" office:value-type="float" office:value="5.225" calcext:value-type="float">
            <text:p>5</text:p>
          </table:table-cell>
          <table:table-cell table:style-name="ce31" table:formula="of:=AVERAGE([.B60:.J60])" office:value-type="float" office:value="5.88055555555556" calcext:value-type="float">
            <text:p>6</text:p>
          </table:table-cell>
          <table:table-cell table:style-name="ce31" table:formula="of:=[.O60]-[.P60]" office:value-type="float" office:value="-0.655555555555556" calcext:value-type="float">
            <text:p>-1</text:p>
          </table:table-cell>
          <table:table-cell table:style-name="ce31" table:formula="of:=MEDIAN([.B60:.J60])" office:value-type="float" office:value="5" calcext:value-type="float">
            <text:p>5</text:p>
          </table:table-cell>
          <table:table-cell table:style-name="ce31" table:formula="of:=[.O60]-[.R60]" office:value-type="float" office:value="0.225" calcext:value-type="float">
            <text:p>0</text:p>
          </table:table-cell>
          <table:table-cell table:style-name="ce31" table:formula="of:=STDEV([.B60:.N60])" office:value-type="float" office:value="6.68859414725297" calcext:value-type="float">
            <text:p>7</text:p>
          </table:table-cell>
          <table:table-cell table:style-name="ce31" table:formula="of:=STDEV([.B60:.J60])" office:value-type="float" office:value="6.66640103637471" calcext:value-type="float">
            <text:p>7</text:p>
          </table:table-cell>
          <table:table-cell table:style-name="ce35" table:number-columns-repeated="1001"/>
          <table:table-cell table:number-columns-repeated="2"/>
        </table:table-row>
        <table:table-row table:style-name="ro7">
          <table:table-cell table:style-name="ce10" office:value-type="string" calcext:value-type="string">
            <text:p>Website redesign: New CSS redesign</text:p>
          </table:table-cell>
          <table:table-cell table:style-name="ce19" office:value-type="float" office:value="30" calcext:value-type="float">
            <text:p>30</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31" table:formula="of:=AVERAGE([.B61:.N61])" office:value-type="float" office:value="8.68653846153846" calcext:value-type="float">
            <text:p>9</text:p>
          </table:table-cell>
          <table:table-cell table:style-name="ce31" table:formula="of:=AVERAGE([.B61:.J61])" office:value-type="float" office:value="10.8805555555556" calcext:value-type="float">
            <text:p>11</text:p>
          </table:table-cell>
          <table:table-cell table:style-name="ce31" table:formula="of:=[.O61]-[.P61]" office:value-type="float" office:value="-2.19401709401709" calcext:value-type="float">
            <text:p>-2</text:p>
          </table:table-cell>
          <table:table-cell table:style-name="ce31" table:formula="of:=MEDIAN([.B61:.J61])" office:value-type="float" office:value="13" calcext:value-type="float">
            <text:p>13</text:p>
          </table:table-cell>
          <table:table-cell table:style-name="ce31" table:formula="of:=[.O61]-[.R61]" office:value-type="float" office:value="-4.31346153846154" calcext:value-type="float">
            <text:p>-4</text:p>
          </table:table-cell>
          <table:table-cell table:style-name="ce31" table:formula="of:=STDEV([.B61:.N61])" office:value-type="float" office:value="9.94077574618286" calcext:value-type="float">
            <text:p>10</text:p>
          </table:table-cell>
          <table:table-cell table:style-name="ce31" table:formula="of:=STDEV([.B61:.J61])" office:value-type="float" office:value="10.4658804110203" calcext:value-type="float">
            <text:p>10</text:p>
          </table:table-cell>
          <table:table-cell table:style-name="ce35" table:number-columns-repeated="1001"/>
          <table:table-cell table:number-columns-repeated="2"/>
        </table:table-row>
        <table:table-row table:style-name="ro4">
          <table:table-cell table:style-name="ce10"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31" table:formula="of:=AVERAGE([.B62:.N62])" office:value-type="float" office:value="5.60961538461538" calcext:value-type="float">
            <text:p>6</text:p>
          </table:table-cell>
          <table:table-cell table:style-name="ce31" table:formula="of:=AVERAGE([.B62:.J62])" office:value-type="float" office:value="6.43611111111111" calcext:value-type="float">
            <text:p>6</text:p>
          </table:table-cell>
          <table:table-cell table:style-name="ce31" table:formula="of:=[.O62]-[.P62]" office:value-type="float" office:value="-0.826495726495726" calcext:value-type="float">
            <text:p>-1</text:p>
          </table:table-cell>
          <table:table-cell table:style-name="ce31" table:formula="of:=MEDIAN([.B62:.J62])" office:value-type="float" office:value="5" calcext:value-type="float">
            <text:p>5</text:p>
          </table:table-cell>
          <table:table-cell table:style-name="ce31" table:formula="of:=[.O62]-[.R62]" office:value-type="float" office:value="0.609615384615385" calcext:value-type="float">
            <text:p>1</text:p>
          </table:table-cell>
          <table:table-cell table:style-name="ce31" table:formula="of:=STDEV([.B62:.N62])" office:value-type="float" office:value="6.81710118670272" calcext:value-type="float">
            <text:p>7</text:p>
          </table:table-cell>
          <table:table-cell table:style-name="ce31" table:formula="of:=STDEV([.B62:.J62])" office:value-type="float" office:value="6.79102246433563" calcext:value-type="float">
            <text:p>7</text:p>
          </table:table-cell>
          <table:table-cell table:style-name="ce35" table:number-columns-repeated="1001"/>
          <table:table-cell table:number-columns-repeated="2"/>
        </table:table-row>
        <table:table-row table:style-name="ro4">
          <table:table-cell table:style-name="ce9"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31" table:formula="of:=AVERAGE([.B63:.N63])" office:value-type="float" office:value="15.0769230769231" calcext:value-type="float">
            <text:p>15</text:p>
          </table:table-cell>
          <table:table-cell table:style-name="ce31" table:formula="of:=AVERAGE([.B63:.J63])" office:value-type="float" office:value="20.1111111111111" calcext:value-type="float">
            <text:p>20</text:p>
          </table:table-cell>
          <table:table-cell table:style-name="ce31" table:formula="of:=[.O63]-[.P63]" office:value-type="float" office:value="-5.03418803418803" calcext:value-type="float">
            <text:p>-5</text:p>
          </table:table-cell>
          <table:table-cell table:style-name="ce31" table:formula="of:=MEDIAN([.B63:.J63])" office:value-type="float" office:value="15" calcext:value-type="float">
            <text:p>15</text:p>
          </table:table-cell>
          <table:table-cell table:style-name="ce31" table:formula="of:=[.O63]-[.R63]" office:value-type="float" office:value="0.0769230769230767" calcext:value-type="float">
            <text:p>0</text:p>
          </table:table-cell>
          <table:table-cell table:style-name="ce31" table:formula="of:=STDEV([.B63:.N63])" office:value-type="float" office:value="27.1123020615536" calcext:value-type="float">
            <text:p>27</text:p>
          </table:table-cell>
          <table:table-cell table:style-name="ce31" table:formula="of:=STDEV([.B63:.J63])" office:value-type="float" office:value="31.446162104637" calcext:value-type="float">
            <text:p>31</text:p>
          </table:table-cell>
          <table:table-cell table:style-name="ce35" table:number-columns-repeated="1001"/>
          <table:table-cell table:number-columns-repeated="2"/>
        </table:table-row>
        <table:table-row table:style-name="ro5">
          <table:table-cell table:style-name="ce9" office:value-type="string" calcext:value-type="string">
            <text:p>Update FSNG: Show web interface usage rather than Thunderbird to match modern user expectations</text:p>
          </table:table-cell>
          <table:table-cell table:number-columns-repeated="4"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31" table:formula="of:=AVERAGE([.B64:.N64])" office:value-type="float" office:value="4.84615384615385" calcext:value-type="float">
            <text:p>5</text:p>
          </table:table-cell>
          <table:table-cell table:style-name="ce31" table:formula="of:=AVERAGE([.B64:.J64])" office:value-type="float" office:value="5.33333333333333" calcext:value-type="float">
            <text:p>5</text:p>
          </table:table-cell>
          <table:table-cell table:style-name="ce31" table:formula="of:=[.O64]-[.P64]" office:value-type="float" office:value="-0.487179487179487" calcext:value-type="float">
            <text:p>0</text:p>
          </table:table-cell>
          <table:table-cell table:style-name="ce31" table:formula="of:=MEDIAN([.B64:.J64])" office:value-type="float" office:value="0" calcext:value-type="float">
            <text:p>0</text:p>
          </table:table-cell>
          <table:table-cell table:style-name="ce31" table:formula="of:=[.O64]-[.R64]" office:value-type="float" office:value="4.84615384615385" calcext:value-type="float">
            <text:p>5</text:p>
          </table:table-cell>
          <table:table-cell table:style-name="ce31" table:formula="of:=STDEV([.B64:.N64])" office:value-type="float" office:value="7.71196207033975" calcext:value-type="float">
            <text:p>8</text:p>
          </table:table-cell>
          <table:table-cell table:style-name="ce31" table:formula="of:=STDEV([.B64:.J64])" office:value-type="float" office:value="8.20060973342836" calcext:value-type="float">
            <text:p>8</text:p>
          </table:table-cell>
          <table:table-cell table:style-name="ce35" table:number-columns-repeated="1001"/>
          <table:table-cell table:number-columns-repeated="2"/>
        </table:table-row>
        <table:table-row table:style-name="ro7">
          <table:table-cell table:style-name="ce9" office:value-type="string" calcext:value-type="string">
            <text:p>Update FSNG: Use a modern Windows installation with the default theme for screenshots</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31" table:formula="of:=AVERAGE([.B65:.N65])" office:value-type="float" office:value="5.23076923076923" calcext:value-type="float">
            <text:p>5</text:p>
          </table:table-cell>
          <table:table-cell table:style-name="ce31" table:formula="of:=AVERAGE([.B65:.J65])" office:value-type="float" office:value="5.88888888888889" calcext:value-type="float">
            <text:p>6</text:p>
          </table:table-cell>
          <table:table-cell table:style-name="ce31" table:formula="of:=[.O65]-[.P65]" office:value-type="float" office:value="-0.658119658119658" calcext:value-type="float">
            <text:p>-1</text:p>
          </table:table-cell>
          <table:table-cell table:style-name="ce31" table:formula="of:=MEDIAN([.B65:.J65])" office:value-type="float" office:value="0" calcext:value-type="float">
            <text:p>0</text:p>
          </table:table-cell>
          <table:table-cell table:style-name="ce31" table:formula="of:=[.O65]-[.R65]" office:value-type="float" office:value="5.23076923076923" calcext:value-type="float">
            <text:p>5</text:p>
          </table:table-cell>
          <table:table-cell table:style-name="ce31" table:formula="of:=STDEV([.B65:.N65])" office:value-type="float" office:value="7.00183126229425" calcext:value-type="float">
            <text:p>7</text:p>
          </table:table-cell>
          <table:table-cell table:style-name="ce31" table:formula="of:=STDEV([.B65:.J65])" office:value-type="float" office:value="7.13169763177822" calcext:value-type="float">
            <text:p>7</text:p>
          </table:table-cell>
          <table:table-cell table:style-name="ce35" table:number-columns-repeated="1001"/>
          <table:table-cell table:number-columns-repeated="2"/>
        </table:table-row>
        <table:table-row table:style-name="ro4">
          <table:table-cell table:style-name="ce9"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style-name="ce31" table:formula="of:=AVERAGE([.B66:.N66])" office:value-type="float" office:value="15.0769230769231" calcext:value-type="float">
            <text:p>15</text:p>
          </table:table-cell>
          <table:table-cell table:style-name="ce31" table:formula="of:=AVERAGE([.B66:.J66])" office:value-type="float" office:value="14.5555555555556" calcext:value-type="float">
            <text:p>15</text:p>
          </table:table-cell>
          <table:table-cell table:style-name="ce31" table:formula="of:=[.O66]-[.P66]" office:value-type="float" office:value="0.521367521367521" calcext:value-type="float">
            <text:p>1</text:p>
          </table:table-cell>
          <table:table-cell table:style-name="ce31" table:formula="of:=MEDIAN([.B66:.J66])" office:value-type="float" office:value="10" calcext:value-type="float">
            <text:p>10</text:p>
          </table:table-cell>
          <table:table-cell table:style-name="ce31" table:formula="of:=[.O66]-[.R66]" office:value-type="float" office:value="5.07692307692308" calcext:value-type="float">
            <text:p>5</text:p>
          </table:table-cell>
          <table:table-cell table:style-name="ce31" table:formula="of:=STDEV([.B66:.N66])" office:value-type="float" office:value="19.8345722517592" calcext:value-type="float">
            <text:p>20</text:p>
          </table:table-cell>
          <table:table-cell table:style-name="ce31" table:formula="of:=STDEV([.B66:.J66])" office:value-type="float" office:value="19.5071212068254" calcext:value-type="float">
            <text:p>20</text:p>
          </table:table-cell>
          <table:table-cell table:style-name="ce35" table:number-columns-repeated="1001"/>
          <table:table-cell table:number-columns-repeated="2"/>
        </table:table-row>
        <table:table-row table:style-name="ro4">
          <table:table-cell table:style-name="ce9"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number-columns-repeated="2"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style-name="ce31" table:formula="of:=AVERAGE([.B67:.N67])" office:value-type="float" office:value="10.0711538461538" calcext:value-type="float">
            <text:p>10</text:p>
          </table:table-cell>
          <table:table-cell table:style-name="ce31" table:formula="of:=AVERAGE([.B67:.J67])" office:value-type="float" office:value="7.325" calcext:value-type="float">
            <text:p>7</text:p>
          </table:table-cell>
          <table:table-cell table:style-name="ce31" table:formula="of:=[.O67]-[.P67]" office:value-type="float" office:value="2.74615384615385" calcext:value-type="float">
            <text:p>3</text:p>
          </table:table-cell>
          <table:table-cell table:style-name="ce31" table:formula="of:=MEDIAN([.B67:.J67])" office:value-type="float" office:value="0" calcext:value-type="float">
            <text:p>0</text:p>
          </table:table-cell>
          <table:table-cell table:style-name="ce31" table:formula="of:=[.O67]-[.R67]" office:value-type="float" office:value="10.0711538461538" calcext:value-type="float">
            <text:p>10</text:p>
          </table:table-cell>
          <table:table-cell table:style-name="ce31" table:formula="of:=STDEV([.B67:.N67])" office:value-type="float" office:value="14.8048128652259" calcext:value-type="float">
            <text:p>15</text:p>
          </table:table-cell>
          <table:table-cell table:style-name="ce31" table:formula="of:=STDEV([.B67:.J67])" office:value-type="float" office:value="9.62324659353588" calcext:value-type="float">
            <text:p>10</text:p>
          </table:table-cell>
          <table:table-cell table:style-name="ce35" table:number-columns-repeated="1001"/>
          <table:table-cell table:number-columns-repeated="2"/>
        </table:table-row>
        <table:table-row table:style-name="ro4">
          <table:table-cell table:style-name="ce9"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31" table:formula="of:=AVERAGE([.B68:.N68])" office:value-type="float" office:value="7.07115384615385" calcext:value-type="float">
            <text:p>7</text:p>
          </table:table-cell>
          <table:table-cell table:style-name="ce31" table:formula="of:=AVERAGE([.B68:.J68])" office:value-type="float" office:value="6.88055555555556" calcext:value-type="float">
            <text:p>7</text:p>
          </table:table-cell>
          <table:table-cell table:style-name="ce31" table:formula="of:=[.O68]-[.P68]" office:value-type="float" office:value="0.190598290598291" calcext:value-type="float">
            <text:p>0</text:p>
          </table:table-cell>
          <table:table-cell table:style-name="ce31" table:formula="of:=MEDIAN([.B68:.J68])" office:value-type="float" office:value="1" calcext:value-type="float">
            <text:p>1</text:p>
          </table:table-cell>
          <table:table-cell table:style-name="ce31" table:formula="of:=[.O68]-[.R68]" office:value-type="float" office:value="6.07115384615385" calcext:value-type="float">
            <text:p>6</text:p>
          </table:table-cell>
          <table:table-cell table:style-name="ce31" table:formula="of:=STDEV([.B68:.N68])" office:value-type="float" office:value="8.8963466644662" calcext:value-type="float">
            <text:p>9</text:p>
          </table:table-cell>
          <table:table-cell table:style-name="ce31" table:formula="of:=STDEV([.B68:.J68])" office:value-type="float" office:value="9.51102795589298" calcext:value-type="float">
            <text:p>10</text:p>
          </table:table-cell>
          <table:table-cell table:style-name="ce35" table:number-columns-repeated="1001"/>
          <table:table-cell table:number-columns-repeated="2"/>
        </table:table-row>
        <table:table-row table:style-name="ro4">
          <table:table-cell table:style-name="ce9"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19" office:value-type="float" office:value="30" calcext:value-type="float">
            <text:p>30</text:p>
          </table:table-cell>
          <table:table-cell table:style-name="ce19" office:value-type="float" office:value="25" calcext:value-type="float">
            <text:p>25</text:p>
          </table:table-cell>
          <table:table-cell table:style-name="ce19" office:value-type="float" office:value="1" calcext:value-type="float">
            <text:p>1</text:p>
          </table:table-cell>
          <table:table-cell table:style-name="ce19" office:value-type="float" office:value="300" calcext:value-type="float">
            <text:p>300</text:p>
          </table:table-cell>
          <table:table-cell table:style-name="ce19" office:value-type="float" office:value="14.925" calcext:value-type="float">
            <text:p>15</text:p>
          </table:table-cell>
          <table:table-cell table:style-name="ce19" office:value-type="float" office:value="200" calcext:value-type="float">
            <text:p>200</text:p>
          </table:table-cell>
          <table:table-cell table:style-name="ce19" office:value-type="float" office:value="29.85" calcext:value-type="float">
            <text:p>30</text:p>
          </table:table-cell>
          <table:table-cell table:style-name="ce19" office:value-type="float" office:value="13" calcext:value-type="float">
            <text:p>13</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35" calcext:value-type="float">
            <text:p>35</text:p>
          </table:table-cell>
          <table:table-cell table:style-name="ce19" office:value-type="float" office:value="15" calcext:value-type="float">
            <text:p>15</text:p>
          </table:table-cell>
          <table:table-cell table:style-name="ce31" table:formula="of:=AVERAGE([.B69:.N69])" office:value-type="float" office:value="59.9057692307692" calcext:value-type="float">
            <text:p>60</text:p>
          </table:table-cell>
          <table:table-cell table:style-name="ce31" table:formula="of:=AVERAGE([.B69:.J69])" office:value-type="float" office:value="79.3083333333333" calcext:value-type="float">
            <text:p>79</text:p>
          </table:table-cell>
          <table:table-cell table:style-name="ce31" table:formula="of:=[.O69]-[.P69]" office:value-type="float" office:value="-19.4025641025641" calcext:value-type="float">
            <text:p>-19</text:p>
          </table:table-cell>
          <table:table-cell table:style-name="ce31" table:formula="of:=MEDIAN([.B69:.J69])" office:value-type="float" office:value="29.85" calcext:value-type="float">
            <text:p>30</text:p>
          </table:table-cell>
          <table:table-cell table:style-name="ce31" table:formula="of:=[.O69]-[.R69]" office:value-type="float" office:value="30.0557692307692" calcext:value-type="float">
            <text:p>30</text:p>
          </table:table-cell>
          <table:table-cell table:style-name="ce31" table:formula="of:=STDEV([.B69:.N69])" office:value-type="float" office:value="90.2915013960837" calcext:value-type="float">
            <text:p>90</text:p>
          </table:table-cell>
          <table:table-cell table:style-name="ce31" table:formula="of:=STDEV([.B69:.J69])" office:value-type="float" office:value="103.802981953796" calcext:value-type="float">
            <text:p>104</text:p>
          </table:table-cell>
          <table:table-cell table:style-name="ce35" table:number-columns-repeated="1001"/>
          <table:table-cell table:number-columns-repeated="2"/>
        </table:table-row>
        <table:table-row table:style-name="ro6">
          <table:table-cell table:style-name="ce11" table:number-columns-spanned="2" table:number-rows-spanned="1"/>
          <table:covered-table-cell/>
          <table:table-cell table:number-columns-repeated="12"/>
          <table:table-cell table:style-name="ce31" table:number-columns-repeated="7"/>
          <table:table-cell table:number-columns-repeated="1003"/>
        </table:table-row>
        <table:table-row table:style-name="ro2">
          <table:table-cell table:style-name="ce8" office:value-type="string" calcext:value-type="string" table:number-columns-spanned="2" table:number-rows-spanned="1">
            <text:p>New core features - Enable using Freenet for new kinds of tasks/usecases</text:p>
          </table:table-cell>
          <table:covered-table-cell/>
          <table:table-cell table:number-columns-repeated="12"/>
          <table:table-cell table:style-name="ce31" table:number-columns-repeated="7"/>
          <table:table-cell table:number-columns-repeated="1003"/>
        </table:table-row>
        <table:table-row table:style-name="ro5">
          <table:table-cell table:style-name="ce9" office:value-type="string" calcext:value-type="string">
            <text:p>Filesharing (#1 request on <text:a xlink:href="https://freenet.uservoice.com/" xlink:type="simple">uservoice</text:a> with 700 votes, not yet implemented but could easily be built upon Freetalk)</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22" calcext:value-type="float">
            <text:p>22</text:p>
          </table:table-cell>
          <table:table-cell table:style-name="ce19" office:value-type="float" office:value="30" calcext:value-type="float">
            <text:p>30</text:p>
          </table:table-cell>
          <table:table-cell table:style-name="ce19" office:value-type="float" office:value="100" calcext:value-type="float">
            <text:p>10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31" table:formula="of:=AVERAGE([.B72:.N72])" office:value-type="float" office:value="19.0769230769231" calcext:value-type="float">
            <text:p>19</text:p>
          </table:table-cell>
          <table:table-cell table:style-name="ce31" table:formula="of:=AVERAGE([.B72:.J72])" office:value-type="float" office:value="18.6666666666667" calcext:value-type="float">
            <text:p>19</text:p>
          </table:table-cell>
          <table:table-cell table:style-name="ce31" table:formula="of:=[.O72]-[.P72]" office:value-type="float" office:value="0.410256410256409" calcext:value-type="float">
            <text:p>0</text:p>
          </table:table-cell>
          <table:table-cell table:style-name="ce31" table:formula="of:=MEDIAN([.B72:.J72])" office:value-type="float" office:value="1" calcext:value-type="float">
            <text:p>1</text:p>
          </table:table-cell>
          <table:table-cell table:style-name="ce31" table:formula="of:=[.O72]-[.R72]" office:value-type="float" office:value="18.0769230769231" calcext:value-type="float">
            <text:p>18</text:p>
          </table:table-cell>
          <table:table-cell table:style-name="ce31" table:formula="of:=STDEV([.B72:.N72])" office:value-type="float" office:value="28.6195199658716" calcext:value-type="float">
            <text:p>29</text:p>
          </table:table-cell>
          <table:table-cell table:style-name="ce31" table:formula="of:=STDEV([.B72:.J72])" office:value-type="float" office:value="32.5461211206497" calcext:value-type="float">
            <text:p>33</text:p>
          </table:table-cell>
          <table:table-cell table:style-name="ce35" table:number-columns-repeated="1001"/>
          <table:table-cell table:number-columns-repeated="2"/>
        </table:table-row>
        <table:table-row table:style-name="ro5">
          <table:table-cell table:style-name="ce9" office:value-type="string" calcext:value-type="string">
            <text:p>Keepalive: This is very popular on uservoice. It could be improved significantly with some integration into the web interface and minor backend changes.</text:p>
          </table:table-cell>
          <table:table-cell table:style-name="ce19" office:value-type="float" office:value="45" calcext:value-type="float">
            <text:p>4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number-columns-repeated="2"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31" table:formula="of:=AVERAGE([.B73:.N73])" office:value-type="float" office:value="15.8403846153846" calcext:value-type="float">
            <text:p>16</text:p>
          </table:table-cell>
          <table:table-cell table:style-name="ce31" table:formula="of:=AVERAGE([.B73:.J73])" office:value-type="float" office:value="12.8805555555556" calcext:value-type="float">
            <text:p>13</text:p>
          </table:table-cell>
          <table:table-cell table:style-name="ce31" table:formula="of:=[.O73]-[.P73]" office:value-type="float" office:value="2.95982905982906" calcext:value-type="float">
            <text:p>3</text:p>
          </table:table-cell>
          <table:table-cell table:style-name="ce31" table:formula="of:=MEDIAN([.B73:.J73])" office:value-type="float" office:value="14.925" calcext:value-type="float">
            <text:p>15</text:p>
          </table:table-cell>
          <table:table-cell table:style-name="ce31" table:formula="of:=[.O73]-[.R73]" office:value-type="float" office:value="0.915384615384616" calcext:value-type="float">
            <text:p>1</text:p>
          </table:table-cell>
          <table:table-cell table:style-name="ce31" table:formula="of:=STDEV([.B73:.N73])" office:value-type="float" office:value="16.6128073662986" calcext:value-type="float">
            <text:p>17</text:p>
          </table:table-cell>
          <table:table-cell table:style-name="ce31" table:formula="of:=STDEV([.B73:.J73])" office:value-type="float" office:value="14.9188522607397" calcext:value-type="float">
            <text:p>15</text:p>
          </table:table-cell>
          <table:table-cell table:style-name="ce35" table:number-columns-repeated="1001"/>
          <table:table-cell table:number-columns-repeated="2"/>
        </table:table-row>
        <table:table-row table:style-name="ro5">
          <table:table-cell table:style-name="ce9" office:value-type="string" calcext:value-type="string">
            <text:p>Social networking (Sone, not enabled by default due to WoT performance issues and issues of its own)</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80" calcext:value-type="float">
            <text:p>8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17" calcext:value-type="float">
            <text:p>17</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31" table:formula="of:=AVERAGE([.B74:.N74])" office:value-type="float" office:value="23.6096153846154" calcext:value-type="float">
            <text:p>24</text:p>
          </table:table-cell>
          <table:table-cell table:style-name="ce31" table:formula="of:=AVERAGE([.B74:.J74])" office:value-type="float" office:value="19.1027777777778" calcext:value-type="float">
            <text:p>19</text:p>
          </table:table-cell>
          <table:table-cell table:style-name="ce31" table:formula="of:=[.O74]-[.P74]" office:value-type="float" office:value="4.50683760683761" calcext:value-type="float">
            <text:p>5</text:p>
          </table:table-cell>
          <table:table-cell table:style-name="ce31" table:formula="of:=MEDIAN([.B74:.J74])" office:value-type="float" office:value="14.925" calcext:value-type="float">
            <text:p>15</text:p>
          </table:table-cell>
          <table:table-cell table:style-name="ce31" table:formula="of:=[.O74]-[.R74]" office:value-type="float" office:value="8.68461538461538" calcext:value-type="float">
            <text:p>9</text:p>
          </table:table-cell>
          <table:table-cell table:style-name="ce31" table:formula="of:=STDEV([.B74:.N74])" office:value-type="float" office:value="31.544115171028" calcext:value-type="float">
            <text:p>32</text:p>
          </table:table-cell>
          <table:table-cell table:style-name="ce31" table:formula="of:=STDEV([.B74:.J74])" office:value-type="float" office:value="26.046858149198" calcext:value-type="float">
            <text:p>26</text:p>
          </table:table-cell>
          <table:table-cell table:style-name="ce35" table:number-columns-repeated="1001"/>
          <table:table-cell table:number-columns-repeated="2"/>
        </table:table-row>
        <table:table-row table:style-name="ro7">
          <table:table-cell table:style-name="ce9" office:value-type="string" calcext:value-type="string">
            <text:p>Blogging (FlogHelper, not enabled by default due to WoT performance issues)</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31" table:formula="of:=AVERAGE([.B75:.N75])" office:value-type="float" office:value="11.9942307692308" calcext:value-type="float">
            <text:p>12</text:p>
          </table:table-cell>
          <table:table-cell table:style-name="ce31" table:formula="of:=AVERAGE([.B75:.J75])" office:value-type="float" office:value="13.4361111111111" calcext:value-type="float">
            <text:p>13</text:p>
          </table:table-cell>
          <table:table-cell table:style-name="ce31" table:formula="of:=[.O75]-[.P75]" office:value-type="float" office:value="-1.44188034188034" calcext:value-type="float">
            <text:p>-1</text:p>
          </table:table-cell>
          <table:table-cell table:style-name="ce31" table:formula="of:=MEDIAN([.B75:.J75])" office:value-type="float" office:value="14.925" calcext:value-type="float">
            <text:p>15</text:p>
          </table:table-cell>
          <table:table-cell table:style-name="ce31" table:formula="of:=[.O75]-[.R75]" office:value-type="float" office:value="-2.93076923076923" calcext:value-type="float">
            <text:p>-3</text:p>
          </table:table-cell>
          <table:table-cell table:style-name="ce31" table:formula="of:=STDEV([.B75:.N75])" office:value-type="float" office:value="14.1231346624008" calcext:value-type="float">
            <text:p>14</text:p>
          </table:table-cell>
          <table:table-cell table:style-name="ce31" table:formula="of:=STDEV([.B75:.J75])" office:value-type="float" office:value="16.4468609804762" calcext:value-type="float">
            <text:p>16</text:p>
          </table:table-cell>
          <table:table-cell table:style-name="ce35" table:number-columns-repeated="1001"/>
          <table:table-cell table:number-columns-repeated="2"/>
        </table:table-row>
        <table:table-row table:style-name="ro4">
          <table:table-cell table:style-name="ce9"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27" calcext:value-type="float">
            <text:p>27</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31" table:formula="of:=AVERAGE([.B76:.N76])" office:value-type="float" office:value="25.9173076923077" calcext:value-type="float">
            <text:p>26</text:p>
          </table:table-cell>
          <table:table-cell table:style-name="ce31" table:formula="of:=AVERAGE([.B76:.J76])" office:value-type="float" office:value="30.2138888888889" calcext:value-type="float">
            <text:p>30</text:p>
          </table:table-cell>
          <table:table-cell table:style-name="ce31" table:formula="of:=[.O76]-[.P76]" office:value-type="float" office:value="-4.29658119658119" calcext:value-type="float">
            <text:p>-4</text:p>
          </table:table-cell>
          <table:table-cell table:style-name="ce31" table:formula="of:=MEDIAN([.B76:.J76])" office:value-type="float" office:value="15" calcext:value-type="float">
            <text:p>15</text:p>
          </table:table-cell>
          <table:table-cell table:style-name="ce31" table:formula="of:=[.O76]-[.R76]" office:value-type="float" office:value="10.9173076923077" calcext:value-type="float">
            <text:p>11</text:p>
          </table:table-cell>
          <table:table-cell table:style-name="ce31" table:formula="of:=STDEV([.B76:.N76])" office:value-type="float" office:value="35.8173220788131" calcext:value-type="float">
            <text:p>36</text:p>
          </table:table-cell>
          <table:table-cell table:style-name="ce31" table:formula="of:=STDEV([.B76:.J76])" office:value-type="float" office:value="40.5984049700368" calcext:value-type="float">
            <text:p>41</text:p>
          </table:table-cell>
          <table:table-cell table:style-name="ce35" table:number-columns-repeated="1001"/>
          <table:table-cell table:number-columns-repeated="2"/>
        </table:table-row>
        <table:table-row table:style-name="ro7">
          <table:table-cell table:style-name="ce9" office:value-type="string" calcext:value-type="string">
            <text:p>Mail (Freemail, not enabled by default due to WoT performance issue)</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4" calcext:value-type="float">
            <text:p>4</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31" table:formula="of:=AVERAGE([.B77:.N77])" office:value-type="float" office:value="6.45576923076923" calcext:value-type="float">
            <text:p>6</text:p>
          </table:table-cell>
          <table:table-cell table:style-name="ce31" table:formula="of:=AVERAGE([.B77:.J77])" office:value-type="float" office:value="5.43611111111111" calcext:value-type="float">
            <text:p>5</text:p>
          </table:table-cell>
          <table:table-cell table:style-name="ce31" table:formula="of:=[.O77]-[.P77]" office:value-type="float" office:value="1.01965811965812" calcext:value-type="float">
            <text:p>1</text:p>
          </table:table-cell>
          <table:table-cell table:style-name="ce31" table:formula="of:=MEDIAN([.B77:.J77])" office:value-type="float" office:value="0" calcext:value-type="float">
            <text:p>0</text:p>
          </table:table-cell>
          <table:table-cell table:style-name="ce31" table:formula="of:=[.O77]-[.R77]" office:value-type="float" office:value="6.45576923076923" calcext:value-type="float">
            <text:p>6</text:p>
          </table:table-cell>
          <table:table-cell table:style-name="ce31" table:formula="of:=STDEV([.B77:.N77])" office:value-type="float" office:value="7.19927769703144" calcext:value-type="float">
            <text:p>7</text:p>
          </table:table-cell>
          <table:table-cell table:style-name="ce31" table:formula="of:=STDEV([.B77:.J77])" office:value-type="float" office:value="7.26974800877658" calcext:value-type="float">
            <text:p>7</text:p>
          </table:table-cell>
          <table:table-cell table:style-name="ce35" table:number-columns-repeated="1001"/>
          <table:table-cell table:number-columns-repeated="2"/>
        </table:table-row>
        <table:table-row table:style-name="ro5">
          <table:table-cell table:style-name="ce9" office:value-type="string" calcext:value-type="string">
            <text:p>Distributed version control (various tools for Git / Mercurial over Freenet, not finished yet and lack code review)</text:p>
          </table:table-cell>
          <table:table-cell table:style-name="ce19" office:value-type="float" office:value="30" calcext:value-type="float">
            <text:p>30</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31" table:formula="of:=AVERAGE([.B78:.N78])" office:value-type="float" office:value="20.9942307692308" calcext:value-type="float">
            <text:p>21</text:p>
          </table:table-cell>
          <table:table-cell table:style-name="ce31" table:formula="of:=AVERAGE([.B78:.J78])" office:value-type="float" office:value="19.2138888888889" calcext:value-type="float">
            <text:p>19</text:p>
          </table:table-cell>
          <table:table-cell table:style-name="ce31" table:formula="of:=[.O78]-[.P78]" office:value-type="float" office:value="1.78034188034188" calcext:value-type="float">
            <text:p>2</text:p>
          </table:table-cell>
          <table:table-cell table:style-name="ce31" table:formula="of:=MEDIAN([.B78:.J78])" office:value-type="float" office:value="13" calcext:value-type="float">
            <text:p>13</text:p>
          </table:table-cell>
          <table:table-cell table:style-name="ce31" table:formula="of:=[.O78]-[.R78]" office:value-type="float" office:value="7.99423076923077" calcext:value-type="float">
            <text:p>8</text:p>
          </table:table-cell>
          <table:table-cell table:style-name="ce31" table:formula="of:=STDEV([.B78:.N78])" office:value-type="float" office:value="27.5936363320538" calcext:value-type="float">
            <text:p>28</text:p>
          </table:table-cell>
          <table:table-cell table:style-name="ce31" table:formula="of:=STDEV([.B78:.J78])" office:value-type="float" office:value="32.0042846523885" calcext:value-type="float">
            <text:p>32</text:p>
          </table:table-cell>
          <table:table-cell table:style-name="ce35" table:number-columns-repeated="1001"/>
          <table:table-cell table:number-columns-repeated="2"/>
        </table:table-row>
        <table:table-row table:style-name="ro4">
          <table:table-cell table:style-name="ce9"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style-name="ce19" office:value-type="float" office:value="45" calcext:value-type="float">
            <text:p>45</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31" table:formula="of:=AVERAGE([.B79:.N79])" office:value-type="float" office:value="20.8461538461538" calcext:value-type="float">
            <text:p>21</text:p>
          </table:table-cell>
          <table:table-cell table:style-name="ce31" table:formula="of:=AVERAGE([.B79:.J79])" office:value-type="float" office:value="20.1111111111111" calcext:value-type="float">
            <text:p>20</text:p>
          </table:table-cell>
          <table:table-cell table:style-name="ce31" table:formula="of:=[.O79]-[.P79]" office:value-type="float" office:value="0.735042735042736" calcext:value-type="float">
            <text:p>1</text:p>
          </table:table-cell>
          <table:table-cell table:style-name="ce31" table:formula="of:=MEDIAN([.B79:.J79])" office:value-type="float" office:value="20" calcext:value-type="float">
            <text:p>20</text:p>
          </table:table-cell>
          <table:table-cell table:style-name="ce31" table:formula="of:=[.O79]-[.R79]" office:value-type="float" office:value="0.846153846153847" calcext:value-type="float">
            <text:p>1</text:p>
          </table:table-cell>
          <table:table-cell table:style-name="ce31" table:formula="of:=STDEV([.B79:.N79])" office:value-type="float" office:value="17.4444172246508" calcext:value-type="float">
            <text:p>17</text:p>
          </table:table-cell>
          <table:table-cell table:style-name="ce31" table:formula="of:=STDEV([.B79:.J79])" office:value-type="float" office:value="18.065467364868" calcext:value-type="float">
            <text:p>18</text:p>
          </table:table-cell>
          <table:table-cell table:style-name="ce35" table:number-columns-repeated="1001"/>
          <table:table-cell table:number-columns-repeated="2"/>
        </table:table-row>
        <table:table-row table:style-name="ro4">
          <table:table-cell table:style-name="ce9"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number-columns-repeated="7"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31" table:formula="of:=AVERAGE([.B80:.N80])" office:value-type="float" office:value="1.23076923076923" calcext:value-type="float">
            <text:p>1</text:p>
          </table:table-cell>
          <table:table-cell table:style-name="ce31" table:formula="of:=AVERAGE([.B80:.J80])" office:value-type="float" office:value="0.111111111111111" calcext:value-type="float">
            <text:p>0</text:p>
          </table:table-cell>
          <table:table-cell table:style-name="ce31" table:formula="of:=[.O80]-[.P80]" office:value-type="float" office:value="1.11965811965812" calcext:value-type="float">
            <text:p>1</text:p>
          </table:table-cell>
          <table:table-cell table:style-name="ce31" table:formula="of:=MEDIAN([.B80:.J80])" office:value-type="float" office:value="0" calcext:value-type="float">
            <text:p>0</text:p>
          </table:table-cell>
          <table:table-cell table:style-name="ce31" table:formula="of:=[.O80]-[.R80]" office:value-type="float" office:value="1.23076923076923" calcext:value-type="float">
            <text:p>1</text:p>
          </table:table-cell>
          <table:table-cell table:style-name="ce31" table:formula="of:=STDEV([.B80:.N80])" office:value-type="float" office:value="4.14636077691121" calcext:value-type="float">
            <text:p>4</text:p>
          </table:table-cell>
          <table:table-cell table:style-name="ce31" table:formula="of:=STDEV([.B80:.J80])" office:value-type="float" office:value="0.333333333333333" calcext:value-type="float">
            <text:p>0</text:p>
          </table:table-cell>
          <table:table-cell table:style-name="ce35" table:number-columns-repeated="1001"/>
          <table:table-cell table:number-columns-repeated="2"/>
        </table:table-row>
        <table:table-row table:style-name="ro7">
          <table:table-cell table:style-name="ce9" office:value-type="string" calcext:value-type="string">
            <text:p>Add FCP calls to Freemail to setup a user and to change user passwords</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3" calcext:value-type="float">
            <text:p>13</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31" table:formula="of:=AVERAGE([.B81:.N81])" office:value-type="float" office:value="4.53846153846154" calcext:value-type="float">
            <text:p>5</text:p>
          </table:table-cell>
          <table:table-cell table:style-name="ce31" table:formula="of:=AVERAGE([.B81:.J81])" office:value-type="float" office:value="4.88888888888889" calcext:value-type="float">
            <text:p>5</text:p>
          </table:table-cell>
          <table:table-cell table:style-name="ce31" table:formula="of:=[.O81]-[.P81]" office:value-type="float" office:value="-0.350427350427351" calcext:value-type="float">
            <text:p>0</text:p>
          </table:table-cell>
          <table:table-cell table:style-name="ce31" table:formula="of:=MEDIAN([.B81:.J81])" office:value-type="float" office:value="0" calcext:value-type="float">
            <text:p>0</text:p>
          </table:table-cell>
          <table:table-cell table:style-name="ce31" table:formula="of:=[.O81]-[.R81]" office:value-type="float" office:value="4.53846153846154" calcext:value-type="float">
            <text:p>5</text:p>
          </table:table-cell>
          <table:table-cell table:style-name="ce31" table:formula="of:=STDEV([.B81:.N81])" office:value-type="float" office:value="6.93560120700175" calcext:value-type="float">
            <text:p>7</text:p>
          </table:table-cell>
          <table:table-cell table:style-name="ce31" table:formula="of:=STDEV([.B81:.J81])" office:value-type="float" office:value="7.11414865680435" calcext:value-type="float">
            <text:p>7</text:p>
          </table:table-cell>
          <table:table-cell table:style-name="ce35" table:number-columns-repeated="1001"/>
          <table:table-cell table:number-columns-repeated="2"/>
        </table:table-row>
        <table:table-row table:style-name="ro5">
          <table:table-cell table:style-name="ce9" office:value-type="string" calcext:value-type="string">
            <text:p>Do not reject Freemail messages when an ID is not known, queue them for a period and attempt to find the identity</text:p>
          </table:table-cell>
          <table:table-cell table:style-name="ce19" office:value-type="float" office:value="15" calcext:value-type="float">
            <text:p>15</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31" table:formula="of:=AVERAGE([.B82:.N82])" office:value-type="float" office:value="6" calcext:value-type="float">
            <text:p>6</text:p>
          </table:table-cell>
          <table:table-cell table:style-name="ce31" table:formula="of:=AVERAGE([.B82:.J82])" office:value-type="float" office:value="7" calcext:value-type="float">
            <text:p>7</text:p>
          </table:table-cell>
          <table:table-cell table:style-name="ce31" table:formula="of:=[.O82]-[.P82]" office:value-type="float" office:value="-1" calcext:value-type="float">
            <text:p>-1</text:p>
          </table:table-cell>
          <table:table-cell table:style-name="ce31" table:formula="of:=MEDIAN([.B82:.J82])" office:value-type="float" office:value="5" calcext:value-type="float">
            <text:p>5</text:p>
          </table:table-cell>
          <table:table-cell table:style-name="ce31" table:formula="of:=[.O82]-[.R82]" office:value-type="float" office:value="1" calcext:value-type="float">
            <text:p>1</text:p>
          </table:table-cell>
          <table:table-cell table:style-name="ce31" table:formula="of:=STDEV([.B82:.N82])" office:value-type="float" office:value="6.6206746886804" calcext:value-type="float">
            <text:p>7</text:p>
          </table:table-cell>
          <table:table-cell table:style-name="ce31" table:formula="of:=STDEV([.B82:.J82])" office:value-type="float" office:value="6.40312423743285" calcext:value-type="float">
            <text:p>6</text:p>
          </table:table-cell>
          <table:table-cell table:style-name="ce35" table:number-columns-repeated="1001"/>
          <table:table-cell table:number-columns-repeated="2"/>
        </table:table-row>
        <table:table-row table:style-name="ro7">
          <table:table-cell table:style-name="ce9" office:value-type="string" calcext:value-type="string">
            <text:p>New keytype: PSK (programmable subkeys - shared ownership)</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31" table:formula="of:=AVERAGE([.B83:.N83])" office:value-type="float" office:value="19.8403846153846" calcext:value-type="float">
            <text:p>20</text:p>
          </table:table-cell>
          <table:table-cell table:style-name="ce31" table:formula="of:=AVERAGE([.B83:.J83])" office:value-type="float" office:value="25.325" calcext:value-type="float">
            <text:p>25</text:p>
          </table:table-cell>
          <table:table-cell table:style-name="ce31" table:formula="of:=[.O83]-[.P83]" office:value-type="float" office:value="-5.48461538461539" calcext:value-type="float">
            <text:p>-5</text:p>
          </table:table-cell>
          <table:table-cell table:style-name="ce31" table:formula="of:=MEDIAN([.B83:.J83])" office:value-type="float" office:value="14.925" calcext:value-type="float">
            <text:p>15</text:p>
          </table:table-cell>
          <table:table-cell table:style-name="ce31" table:formula="of:=[.O83]-[.R83]" office:value-type="float" office:value="4.91538461538461" calcext:value-type="float">
            <text:p>5</text:p>
          </table:table-cell>
          <table:table-cell table:style-name="ce31" table:formula="of:=STDEV([.B83:.N83])" office:value-type="float" office:value="27.94999168616" calcext:value-type="float">
            <text:p>28</text:p>
          </table:table-cell>
          <table:table-cell table:style-name="ce31" table:formula="of:=STDEV([.B83:.J83])" office:value-type="float" office:value="32.1511177877224" calcext:value-type="float">
            <text:p>32</text:p>
          </table:table-cell>
          <table:table-cell table:style-name="ce35" table:number-columns-repeated="1001"/>
          <table:table-cell table:number-columns-repeated="2"/>
        </table:table-row>
        <table:table-row table:style-name="ro7">
          <table:table-cell table:style-name="ce9" office:value-type="string" calcext:value-type="string">
            <text:p>New keytype: RSK (revocable)</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31" table:formula="of:=AVERAGE([.B84:.N84])" office:value-type="float" office:value="12.9173076923077" calcext:value-type="float">
            <text:p>13</text:p>
          </table:table-cell>
          <table:table-cell table:style-name="ce31" table:formula="of:=AVERAGE([.B84:.J84])" office:value-type="float" office:value="15.325" calcext:value-type="float">
            <text:p>15</text:p>
          </table:table-cell>
          <table:table-cell table:style-name="ce31" table:formula="of:=[.O84]-[.P84]" office:value-type="float" office:value="-2.40769230769231" calcext:value-type="float">
            <text:p>-2</text:p>
          </table:table-cell>
          <table:table-cell table:style-name="ce31" table:formula="of:=MEDIAN([.B84:.J84])" office:value-type="float" office:value="14.925" calcext:value-type="float">
            <text:p>15</text:p>
          </table:table-cell>
          <table:table-cell table:style-name="ce31" table:formula="of:=[.O84]-[.R84]" office:value-type="float" office:value="-2.00769230769231" calcext:value-type="float">
            <text:p>-2</text:p>
          </table:table-cell>
          <table:table-cell table:style-name="ce31" table:formula="of:=STDEV([.B84:.N84])" office:value-type="float" office:value="14.4988986098061" calcext:value-type="float">
            <text:p>14</text:p>
          </table:table-cell>
          <table:table-cell table:style-name="ce31" table:formula="of:=STDEV([.B84:.J84])" office:value-type="float" office:value="16.3097171955862" calcext:value-type="float">
            <text:p>16</text:p>
          </table:table-cell>
          <table:table-cell table:style-name="ce35" table:number-columns-repeated="1001"/>
          <table:table-cell table:number-columns-repeated="2"/>
        </table:table-row>
        <table:table-row table:style-name="ro3">
          <table:table-cell table:number-columns-repeated="1024"/>
        </table:table-row>
        <table:table-row table:style-name="ro2">
          <table:table-cell table:style-name="ce13" office:value-type="string" calcext:value-type="string">
            <text:p>Fix the installers (windows first, then packages for linux)</text:p>
          </table:table-cell>
          <table:table-cell table:number-columns-repeated="3"/>
          <table:table-cell table:style-name="ce22" office:value-type="float" office:value="291" calcext:value-type="float">
            <text:p>291</text:p>
          </table:table-cell>
          <table:table-cell table:number-columns-repeated="1019"/>
        </table:table-row>
        <table:table-row table:style-name="ro3" table:number-rows-repeated="1048489">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08">00/00/0000</text:date>, <text:time style:data-style-name="N2" text:time-value="03:30:33.57866166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7T15:07:41.769114472</meta:creation-date>
    <meta:editing-cycles>0</meta:editing-cycles>
    <meta:editing-duration>P0D</meta:editing-duration>
    <meta:generator>LibreOffice/4.2.8.2$Linux_X86_64 LibreOffice_project/420m0$Build-2</meta:generator>
    <meta:document-statistic meta:table-count="1" meta:cell-count="1488" meta:object-count="0"/>
  </office:meta>
</office:document-meta>
</file>